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1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random_bf=4" table:style-name="ta1">
        <table:shapes>
          <draw:frame draw:z-index="0" draw:style-name="gr1" draw:text-style-name="P1" svg:width="660.5pt" svg:height="396.79pt" svg:x="907.43pt" svg:y="254.49pt">
            <loext:p draw:notify-on-update-of-ranges="'OEMMA_random_bf=4'.A3:'OEMMA_random_bf=4'.A102 'OEMMA_random_bf=4'.B2:'OEMMA_random_bf=4'.B2 'OEMMA_random_bf=4'.B3:'OEMMA_random_bf=4'.B102 'OEMMA_random_bf=4'.A3:'OEMMA_random_bf=4'.A102 'OEMMA_random_bf=4'.C2:'OEMMA_random_bf=4'.C2 'OEMMA_random_bf=4'.C3:'OEMMA_random_bf=4'.C102 'OEMMA_random_bf=4'.A3:'OEMMA_random_bf=4'.A102 'OEMMA_random_bf=4'.D2:'OEMMA_random_bf=4'.D2 'OEMMA_random_bf=4'.D3:'OEMMA_random_bf=4'.D102 'OEMMA_random_bf=4'.A3:'OEMMA_random_bf=4'.A102 'OEMMA_random_bf=4'.E2:'OEMMA_random_bf=4'.E2 'OEMMA_random_bf=4'.E3:'OEMMA_random_bf=4'.E102 'OEMMA_random_bf=4'.A3:'OEMMA_random_bf=4'.A102 'OEMMA_random_bf=4'.F2:'OEMMA_random_bf=4'.F2 'OEMMA_random_bf=4'.F3:'OEMMA_random_bf=4'.F102 'OEMMA_random_bf=4'.A3:'OEMMA_random_bf=4'.A102 'OEMMA_random_bf=4'.G2:'OEMMA_random_bf=4'.G2 'OEMMA_random_bf=4'.G3:'OEMMA_random_bf=4'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ref/OEMMA121101_61b.mzTree qref/OEMMA121101_61b.mz5 queries/OEMMA_random.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</text:p>
          </table:table-cell>
          <table:table-cell office:value-type="string" calcext:value-type="string">
            <text:p>mzTree-batched</text:p>
          </table:table-cell>
          <table:table-cell office:value-type="string" calcext:value-type="string">
            <text:p>mzTree-summ</text:p>
          </table:table-cell>
        </table:table-row>
        <table:table-row table:style-name="ro1">
          <table:table-cell office:value-type="float" office:value="5175868" calcext:value-type="float">
            <text:p>5175868</text:p>
          </table:table-cell>
          <table:table-cell office:value-type="float" office:value="2.733679384" calcext:value-type="float">
            <text:p>2.733679384</text:p>
          </table:table-cell>
          <table:table-cell office:value-type="float" office:value="9.838134534" calcext:value-type="float">
            <text:p>9.838134534</text:p>
          </table:table-cell>
          <table:table-cell office:value-type="float" office:value="0.845144092" calcext:value-type="float">
            <text:p>0.845144092</text:p>
          </table:table-cell>
          <table:table-cell office:value-type="float" office:value="8.453" calcext:value-type="float">
            <text:p>8.453</text:p>
          </table:table-cell>
          <table:table-cell office:value-type="float" office:value="8.361" calcext:value-type="float">
            <text:p>8.361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477166" calcext:value-type="float">
            <text:p>477166</text:p>
          </table:table-cell>
          <table:table-cell office:value-type="float" office:value="2.188665129" calcext:value-type="float">
            <text:p>2.188665129</text:p>
          </table:table-cell>
          <table:table-cell office:value-type="float" office:value="3.818679343" calcext:value-type="float">
            <text:p>3.818679343</text:p>
          </table:table-cell>
          <table:table-cell office:value-type="float" office:value="0.507124819" calcext:value-type="float">
            <text:p>0.507124819</text:p>
          </table:table-cell>
          <table:table-cell office:value-type="float" office:value="0.81" calcext:value-type="float">
            <text:p>0.81</text:p>
          </table:table-cell>
          <table:table-cell office:value-type="float" office:value="0.716" calcext:value-type="float">
            <text:p>0.716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1420033" calcext:value-type="float">
            <text:p>1420033</text:p>
          </table:table-cell>
          <table:table-cell office:value-type="float" office:value="2.542876177" calcext:value-type="float">
            <text:p>2.542876177</text:p>
          </table:table-cell>
          <table:table-cell office:value-type="float" office:value="4.107288353" calcext:value-type="float">
            <text:p>4.107288353</text:p>
          </table:table-cell>
          <table:table-cell office:value-type="float" office:value="0.743345447" calcext:value-type="float">
            <text:p>0.743345447</text:p>
          </table:table-cell>
          <table:table-cell office:value-type="float" office:value="3.044" calcext:value-type="float">
            <text:p>3.044</text:p>
          </table:table-cell>
          <table:table-cell office:value-type="float" office:value="2.228" calcext:value-type="float">
            <text:p>2.228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25468321" calcext:value-type="float">
            <text:p>25468321</text:p>
          </table:table-cell>
          <table:table-cell office:value-type="float" office:value="2.695105559" calcext:value-type="float">
            <text:p>2.695105559</text:p>
          </table:table-cell>
          <table:table-cell office:value-type="float" office:value="4.332262013" calcext:value-type="float">
            <text:p>4.332262013</text:p>
          </table:table-cell>
          <table:table-cell office:value-type="float" office:value="0.860965416" calcext:value-type="float">
            <text:p>0.860965416</text:p>
          </table:table-cell>
          <table:table-cell office:value-type="float" office:value="46.453" calcext:value-type="float">
            <text:p>46.453</text:p>
          </table:table-cell>
          <table:table-cell office:value-type="float" office:value="49.879" calcext:value-type="float">
            <text:p>49.87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1429593" calcext:value-type="float">
            <text:p>21429593</text:p>
          </table:table-cell>
          <table:table-cell office:value-type="float" office:value="3.845427814" calcext:value-type="float">
            <text:p>3.845427814</text:p>
          </table:table-cell>
          <table:table-cell office:value-type="float" office:value="5.678943723" calcext:value-type="float">
            <text:p>5.678943723</text:p>
          </table:table-cell>
          <table:table-cell office:value-type="float" office:value="1.356651698" calcext:value-type="float">
            <text:p>1.356651698</text:p>
          </table:table-cell>
          <table:table-cell office:value-type="float" office:value="36.996" calcext:value-type="float">
            <text:p>36.996</text:p>
          </table:table-cell>
          <table:table-cell office:value-type="float" office:value="50.69" calcext:value-type="float">
            <text:p>50.6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7225706" calcext:value-type="float">
            <text:p>27225706</text:p>
          </table:table-cell>
          <table:table-cell office:value-type="float" office:value="2.714043866" calcext:value-type="float">
            <text:p>2.714043866</text:p>
          </table:table-cell>
          <table:table-cell office:value-type="float" office:value="4.343873821" calcext:value-type="float">
            <text:p>4.343873821</text:p>
          </table:table-cell>
          <table:table-cell office:value-type="float" office:value="0.795038415" calcext:value-type="float">
            <text:p>0.795038415</text:p>
          </table:table-cell>
          <table:table-cell office:value-type="float" office:value="51.424" calcext:value-type="float">
            <text:p>51.424</text:p>
          </table:table-cell>
          <table:table-cell office:value-type="float" office:value="28.412" calcext:value-type="float">
            <text:p>28.4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2696045" calcext:value-type="float">
            <text:p>12696045</text:p>
          </table:table-cell>
          <table:table-cell office:value-type="float" office:value="2.304188511" calcext:value-type="float">
            <text:p>2.304188511</text:p>
          </table:table-cell>
          <table:table-cell office:value-type="float" office:value="3.936875289" calcext:value-type="float">
            <text:p>3.936875289</text:p>
          </table:table-cell>
          <table:table-cell office:value-type="float" office:value="0.615480827" calcext:value-type="float">
            <text:p>0.615480827</text:p>
          </table:table-cell>
          <table:table-cell office:value-type="float" office:value="24.305" calcext:value-type="float">
            <text:p>24.305</text:p>
          </table:table-cell>
          <table:table-cell office:value-type="float" office:value="18.986" calcext:value-type="float">
            <text:p>18.98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8302374" calcext:value-type="float">
            <text:p>8302374</text:p>
          </table:table-cell>
          <table:table-cell office:value-type="float" office:value="3.304134262" calcext:value-type="float">
            <text:p>3.304134262</text:p>
          </table:table-cell>
          <table:table-cell office:value-type="float" office:value="5.001270868" calcext:value-type="float">
            <text:p>5.001270868</text:p>
          </table:table-cell>
          <table:table-cell office:value-type="float" office:value="1.087126888" calcext:value-type="float">
            <text:p>1.087126888</text:p>
          </table:table-cell>
          <table:table-cell office:value-type="float" office:value="17.527" calcext:value-type="float">
            <text:p>17.527</text:p>
          </table:table-cell>
          <table:table-cell office:value-type="float" office:value="40.252" calcext:value-type="float">
            <text:p>40.252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306574" calcext:value-type="float">
            <text:p>14306574</text:p>
          </table:table-cell>
          <table:table-cell office:value-type="float" office:value="4.337596403" calcext:value-type="float">
            <text:p>4.337596403</text:p>
          </table:table-cell>
          <table:table-cell office:value-type="float" office:value="6.011321513" calcext:value-type="float">
            <text:p>6.011321513</text:p>
          </table:table-cell>
          <table:table-cell office:value-type="float" office:value="1.55090412" calcext:value-type="float">
            <text:p>1.55090412</text:p>
          </table:table-cell>
          <table:table-cell office:value-type="float" office:value="26.929" calcext:value-type="float">
            <text:p>26.929</text:p>
          </table:table-cell>
          <table:table-cell office:value-type="float" office:value="3.462" calcext:value-type="float">
            <text:p>3.46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280760" calcext:value-type="float">
            <text:p>280760</text:p>
          </table:table-cell>
          <table:table-cell office:value-type="float" office:value="2.01616453" calcext:value-type="float">
            <text:p>2.01616453</text:p>
          </table:table-cell>
          <table:table-cell office:value-type="float" office:value="3.63035173" calcext:value-type="float">
            <text:p>3.63035173</text:p>
          </table:table-cell>
          <table:table-cell office:value-type="float" office:value="0.386964615" calcext:value-type="float">
            <text:p>0.386964615</text:p>
          </table:table-cell>
          <table:table-cell office:value-type="float" office:value="0.64" calcext:value-type="float">
            <text:p>0.64</text:p>
          </table:table-cell>
          <table:table-cell office:value-type="float" office:value="0.506" calcext:value-type="float">
            <text:p>0.50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9780652" calcext:value-type="float">
            <text:p>9780652</text:p>
          </table:table-cell>
          <table:table-cell office:value-type="float" office:value="3.00834567" calcext:value-type="float">
            <text:p>3.00834567</text:p>
          </table:table-cell>
          <table:table-cell office:value-type="float" office:value="4.71288487" calcext:value-type="float">
            <text:p>4.71288487</text:p>
          </table:table-cell>
          <table:table-cell office:value-type="float" office:value="0.896528081" calcext:value-type="float">
            <text:p>0.896528081</text:p>
          </table:table-cell>
          <table:table-cell office:value-type="float" office:value="20.444" calcext:value-type="float">
            <text:p>20.444</text:p>
          </table:table-cell>
          <table:table-cell office:value-type="float" office:value="1.422" calcext:value-type="float">
            <text:p>1.42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2202251" calcext:value-type="float">
            <text:p>2202251</text:p>
          </table:table-cell>
          <table:table-cell office:value-type="float" office:value="2.014038206" calcext:value-type="float">
            <text:p>2.014038206</text:p>
          </table:table-cell>
          <table:table-cell office:value-type="float" office:value="3.611442243" calcext:value-type="float">
            <text:p>3.611442243</text:p>
          </table:table-cell>
          <table:table-cell office:value-type="float" office:value="0.408760769" calcext:value-type="float">
            <text:p>0.408760769</text:p>
          </table:table-cell>
          <table:table-cell office:value-type="float" office:value="2.944" calcext:value-type="float">
            <text:p>2.944</text:p>
          </table:table-cell>
          <table:table-cell office:value-type="float" office:value="0.649" calcext:value-type="float">
            <text:p>0.64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3293738" calcext:value-type="float">
            <text:p>3293738</text:p>
          </table:table-cell>
          <table:table-cell office:value-type="float" office:value="2.57384858" calcext:value-type="float">
            <text:p>2.57384858</text:p>
          </table:table-cell>
          <table:table-cell office:value-type="float" office:value="4.267976826" calcext:value-type="float">
            <text:p>4.267976826</text:p>
          </table:table-cell>
          <table:table-cell office:value-type="float" office:value="0.716699283" calcext:value-type="float">
            <text:p>0.716699283</text:p>
          </table:table-cell>
          <table:table-cell office:value-type="float" office:value="8.435" calcext:value-type="float">
            <text:p>8.435</text:p>
          </table:table-cell>
          <table:table-cell office:value-type="float" office:value="1.083" calcext:value-type="float">
            <text:p>1.083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11557757" calcext:value-type="float">
            <text:p>11557757</text:p>
          </table:table-cell>
          <table:table-cell office:value-type="float" office:value="3.242287204" calcext:value-type="float">
            <text:p>3.242287204</text:p>
          </table:table-cell>
          <table:table-cell office:value-type="float" office:value="4.798377613" calcext:value-type="float">
            <text:p>4.798377613</text:p>
          </table:table-cell>
          <table:table-cell office:value-type="float" office:value="0.994834505" calcext:value-type="float">
            <text:p>0.994834505</text:p>
          </table:table-cell>
          <table:table-cell office:value-type="float" office:value="22.044" calcext:value-type="float">
            <text:p>22.044</text:p>
          </table:table-cell>
          <table:table-cell office:value-type="float" office:value="1.303" calcext:value-type="float">
            <text:p>1.30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5468873" calcext:value-type="float">
            <text:p>5468873</text:p>
          </table:table-cell>
          <table:table-cell office:value-type="float" office:value="2.814358291" calcext:value-type="float">
            <text:p>2.814358291</text:p>
          </table:table-cell>
          <table:table-cell office:value-type="float" office:value="4.470009041" calcext:value-type="float">
            <text:p>4.470009041</text:p>
          </table:table-cell>
          <table:table-cell office:value-type="float" office:value="0.808250956" calcext:value-type="float">
            <text:p>0.808250956</text:p>
          </table:table-cell>
          <table:table-cell office:value-type="float" office:value="10.357" calcext:value-type="float">
            <text:p>10.357</text:p>
          </table:table-cell>
          <table:table-cell office:value-type="float" office:value="1.74" calcext:value-type="float">
            <text:p>1.74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33471354" calcext:value-type="float">
            <text:p>33471354</text:p>
          </table:table-cell>
          <table:table-cell office:value-type="float" office:value="3.208602618" calcext:value-type="float">
            <text:p>3.208602618</text:p>
          </table:table-cell>
          <table:table-cell office:value-type="float" office:value="4.886917447" calcext:value-type="float">
            <text:p>4.886917447</text:p>
          </table:table-cell>
          <table:table-cell office:value-type="float" office:value="1.09692682" calcext:value-type="float">
            <text:p>1.09692682</text:p>
          </table:table-cell>
          <table:table-cell office:value-type="float" office:value="68.372" calcext:value-type="float">
            <text:p>68.372</text:p>
          </table:table-cell>
          <table:table-cell office:value-type="float" office:value="14.871" calcext:value-type="float">
            <text:p>14.87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5990193" calcext:value-type="float">
            <text:p>5990193</text:p>
          </table:table-cell>
          <table:table-cell office:value-type="float" office:value="2.375823374" calcext:value-type="float">
            <text:p>2.375823374</text:p>
          </table:table-cell>
          <table:table-cell office:value-type="float" office:value="4.027526176" calcext:value-type="float">
            <text:p>4.027526176</text:p>
          </table:table-cell>
          <table:table-cell office:value-type="float" office:value="0.582911212" calcext:value-type="float">
            <text:p>0.582911212</text:p>
          </table:table-cell>
          <table:table-cell office:value-type="float" office:value="11.464" calcext:value-type="float">
            <text:p>11.464</text:p>
          </table:table-cell>
          <table:table-cell office:value-type="float" office:value="3.001" calcext:value-type="float">
            <text:p>3.00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5218289" calcext:value-type="float">
            <text:p>25218289</text:p>
          </table:table-cell>
          <table:table-cell office:value-type="float" office:value="3.269279724" calcext:value-type="float">
            <text:p>3.269279724</text:p>
          </table:table-cell>
          <table:table-cell office:value-type="float" office:value="5.037404257" calcext:value-type="float">
            <text:p>5.037404257</text:p>
          </table:table-cell>
          <table:table-cell office:value-type="float" office:value="1.052877297" calcext:value-type="float">
            <text:p>1.052877297</text:p>
          </table:table-cell>
          <table:table-cell office:value-type="float" office:value="48.721" calcext:value-type="float">
            <text:p>48.721</text:p>
          </table:table-cell>
          <table:table-cell office:value-type="float" office:value="9.733" calcext:value-type="float">
            <text:p>9.73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4592134" calcext:value-type="float">
            <text:p>4592134</text:p>
          </table:table-cell>
          <table:table-cell office:value-type="float" office:value="2.382923253" calcext:value-type="float">
            <text:p>2.382923253</text:p>
          </table:table-cell>
          <table:table-cell office:value-type="float" office:value="4.06174399" calcext:value-type="float">
            <text:p>4.06174399</text:p>
          </table:table-cell>
          <table:table-cell office:value-type="float" office:value="0.604056548" calcext:value-type="float">
            <text:p>0.604056548</text:p>
          </table:table-cell>
          <table:table-cell office:value-type="float" office:value="8.34" calcext:value-type="float">
            <text:p>8.34</text:p>
          </table:table-cell>
          <table:table-cell office:value-type="float" office:value="8.752" calcext:value-type="float">
            <text:p>8.75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36033988" calcext:value-type="float">
            <text:p>36033988</text:p>
          </table:table-cell>
          <table:table-cell office:value-type="float" office:value="3.005047217" calcext:value-type="float">
            <text:p>3.005047217</text:p>
          </table:table-cell>
          <table:table-cell office:value-type="float" office:value="4.676913235" calcext:value-type="float">
            <text:p>4.676913235</text:p>
          </table:table-cell>
          <table:table-cell office:value-type="float" office:value="0.905810433" calcext:value-type="float">
            <text:p>0.905810433</text:p>
          </table:table-cell>
          <table:table-cell office:value-type="float" office:value="74.582" calcext:value-type="float">
            <text:p>74.582</text:p>
          </table:table-cell>
          <table:table-cell office:value-type="float" office:value="39.316" calcext:value-type="float">
            <text:p>39.316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868749" calcext:value-type="float">
            <text:p>1868749</text:p>
          </table:table-cell>
          <table:table-cell office:value-type="float" office:value="2.238755826" calcext:value-type="float">
            <text:p>2.238755826</text:p>
          </table:table-cell>
          <table:table-cell office:value-type="float" office:value="3.92476952" calcext:value-type="float">
            <text:p>3.92476952</text:p>
          </table:table-cell>
          <table:table-cell office:value-type="float" office:value="0.547285195" calcext:value-type="float">
            <text:p>0.547285195</text:p>
          </table:table-cell>
          <table:table-cell office:value-type="float" office:value="5.299" calcext:value-type="float">
            <text:p>5.2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2688170" calcext:value-type="float">
            <text:p>2688170</text:p>
          </table:table-cell>
          <table:table-cell office:value-type="float" office:value="2.418293383" calcext:value-type="float">
            <text:p>2.418293383</text:p>
          </table:table-cell>
          <table:table-cell office:value-type="float" office:value="4.106132248" calcext:value-type="float">
            <text:p>4.106132248</text:p>
          </table:table-cell>
          <table:table-cell office:value-type="float" office:value="0.640757481" calcext:value-type="float">
            <text:p>0.640757481</text:p>
          </table:table-cell>
          <table:table-cell office:value-type="float" office:value="7.692" calcext:value-type="float">
            <text:p>7.692</text:p>
          </table:table-cell>
          <table:table-cell office:value-type="float" office:value="1.146" calcext:value-type="float">
            <text:p>1.146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28846664" calcext:value-type="float">
            <text:p>28846664</text:p>
          </table:table-cell>
          <table:table-cell office:value-type="float" office:value="2.781942641" calcext:value-type="float">
            <text:p>2.781942641</text:p>
          </table:table-cell>
          <table:table-cell office:value-type="float" office:value="4.478235731" calcext:value-type="float">
            <text:p>4.478235731</text:p>
          </table:table-cell>
          <table:table-cell office:value-type="float" office:value="0.803415812" calcext:value-type="float">
            <text:p>0.803415812</text:p>
          </table:table-cell>
          <table:table-cell office:value-type="float" office:value="64.382" calcext:value-type="float">
            <text:p>64.382</text:p>
          </table:table-cell>
          <table:table-cell office:value-type="float" office:value="35.507" calcext:value-type="float">
            <text:p>35.50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9602216" calcext:value-type="float">
            <text:p>9602216</text:p>
          </table:table-cell>
          <table:table-cell office:value-type="float" office:value="2.214619096" calcext:value-type="float">
            <text:p>2.214619096</text:p>
          </table:table-cell>
          <table:table-cell office:value-type="float" office:value="3.754783214" calcext:value-type="float">
            <text:p>3.754783214</text:p>
          </table:table-cell>
          <table:table-cell office:value-type="float" office:value="0.515771791" calcext:value-type="float">
            <text:p>0.515771791</text:p>
          </table:table-cell>
          <table:table-cell office:value-type="float" office:value="17.947" calcext:value-type="float">
            <text:p>17.947</text:p>
          </table:table-cell>
          <table:table-cell office:value-type="float" office:value="4.002" calcext:value-type="float">
            <text:p>4.00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478435" calcext:value-type="float">
            <text:p>15478435</text:p>
          </table:table-cell>
          <table:table-cell office:value-type="float" office:value="2.386418194" calcext:value-type="float">
            <text:p>2.386418194</text:p>
          </table:table-cell>
          <table:table-cell office:value-type="float" office:value="4.060421934" calcext:value-type="float">
            <text:p>4.060421934</text:p>
          </table:table-cell>
          <table:table-cell office:value-type="float" office:value="0.599738001" calcext:value-type="float">
            <text:p>0.599738001</text:p>
          </table:table-cell>
          <table:table-cell office:value-type="float" office:value="27.663" calcext:value-type="float">
            <text:p>27.663</text:p>
          </table:table-cell>
          <table:table-cell office:value-type="float" office:value="1.675" calcext:value-type="float">
            <text:p>1.675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850031" calcext:value-type="float">
            <text:p>850031</text:p>
          </table:table-cell>
          <table:table-cell office:value-type="float" office:value="2.026576422" calcext:value-type="float">
            <text:p>2.026576422</text:p>
          </table:table-cell>
          <table:table-cell office:value-type="float" office:value="3.547757647" calcext:value-type="float">
            <text:p>3.547757647</text:p>
          </table:table-cell>
          <table:table-cell office:value-type="float" office:value="0.488241647" calcext:value-type="float">
            <text:p>0.488241647</text:p>
          </table:table-cell>
          <table:table-cell office:value-type="float" office:value="1.139" calcext:value-type="float">
            <text:p>1.139</text:p>
          </table:table-cell>
          <table:table-cell office:value-type="float" office:value="0.68" calcext:value-type="float">
            <text:p>0.68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49672429" calcext:value-type="float">
            <text:p>49672429</text:p>
          </table:table-cell>
          <table:table-cell office:value-type="float" office:value="3.800688321" calcext:value-type="float">
            <text:p>3.800688321</text:p>
          </table:table-cell>
          <table:table-cell office:value-type="float" office:value="5.584219602" calcext:value-type="float">
            <text:p>5.584219602</text:p>
          </table:table-cell>
          <table:table-cell office:value-type="float" office:value="1.30506305" calcext:value-type="float">
            <text:p>1.30506305</text:p>
          </table:table-cell>
          <table:table-cell office:value-type="float" office:value="126.669" calcext:value-type="float">
            <text:p>126.669</text:p>
          </table:table-cell>
          <table:table-cell office:value-type="float" office:value="18.432" calcext:value-type="float">
            <text:p>18.4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6901491" calcext:value-type="float">
            <text:p>6901491</text:p>
          </table:table-cell>
          <table:table-cell office:value-type="float" office:value="2.959138165" calcext:value-type="float">
            <text:p>2.959138165</text:p>
          </table:table-cell>
          <table:table-cell office:value-type="float" office:value="4.632483135" calcext:value-type="float">
            <text:p>4.632483135</text:p>
          </table:table-cell>
          <table:table-cell office:value-type="float" office:value="0.862906923" calcext:value-type="float">
            <text:p>0.862906923</text:p>
          </table:table-cell>
          <table:table-cell office:value-type="float" office:value="16.785" calcext:value-type="float">
            <text:p>16.785</text:p>
          </table:table-cell>
          <table:table-cell office:value-type="float" office:value="0.73" calcext:value-type="float">
            <text:p>0.7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436177" calcext:value-type="float">
            <text:p>1436177</text:p>
          </table:table-cell>
          <table:table-cell office:value-type="float" office:value="2.143016473" calcext:value-type="float">
            <text:p>2.143016473</text:p>
          </table:table-cell>
          <table:table-cell office:value-type="float" office:value="3.727837494" calcext:value-type="float">
            <text:p>3.727837494</text:p>
          </table:table-cell>
          <table:table-cell office:value-type="float" office:value="0.474729478" calcext:value-type="float">
            <text:p>0.474729478</text:p>
          </table:table-cell>
          <table:table-cell office:value-type="float" office:value="3.03" calcext:value-type="float">
            <text:p>3.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4436516" calcext:value-type="float">
            <text:p>4436516</text:p>
          </table:table-cell>
          <table:table-cell office:value-type="float" office:value="2.254043861" calcext:value-type="float">
            <text:p>2.254043861</text:p>
          </table:table-cell>
          <table:table-cell office:value-type="float" office:value="3.914837151" calcext:value-type="float">
            <text:p>3.914837151</text:p>
          </table:table-cell>
          <table:table-cell office:value-type="float" office:value="0.522603674" calcext:value-type="float">
            <text:p>0.522603674</text:p>
          </table:table-cell>
          <table:table-cell office:value-type="float" office:value="10.248" calcext:value-type="float">
            <text:p>10.248</text:p>
          </table:table-cell>
          <table:table-cell office:value-type="float" office:value="4.462" calcext:value-type="float">
            <text:p>4.46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4605418" calcext:value-type="float">
            <text:p>14605418</text:p>
          </table:table-cell>
          <table:table-cell office:value-type="float" office:value="2.406033979" calcext:value-type="float">
            <text:p>2.406033979</text:p>
          </table:table-cell>
          <table:table-cell office:value-type="float" office:value="4.079888761" calcext:value-type="float">
            <text:p>4.079888761</text:p>
          </table:table-cell>
          <table:table-cell office:value-type="float" office:value="0.59936851" calcext:value-type="float">
            <text:p>0.59936851</text:p>
          </table:table-cell>
          <table:table-cell office:value-type="float" office:value="28.339" calcext:value-type="float">
            <text:p>28.339</text:p>
          </table:table-cell>
          <table:table-cell office:value-type="float" office:value="1.308" calcext:value-type="float">
            <text:p>1.30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55011" calcext:value-type="float">
            <text:p>155011</text:p>
          </table:table-cell>
          <table:table-cell office:value-type="float" office:value="2.0349123" calcext:value-type="float">
            <text:p>2.0349123</text:p>
          </table:table-cell>
          <table:table-cell office:value-type="float" office:value="3.681563682" calcext:value-type="float">
            <text:p>3.681563682</text:p>
          </table:table-cell>
          <table:table-cell office:value-type="float" office:value="0.415535899" calcext:value-type="float">
            <text:p>0.4155358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655552" calcext:value-type="float">
            <text:p>655552</text:p>
          </table:table-cell>
          <table:table-cell office:value-type="float" office:value="2.006407247" calcext:value-type="float">
            <text:p>2.006407247</text:p>
          </table:table-cell>
          <table:table-cell office:value-type="float" office:value="3.612217507" calcext:value-type="float">
            <text:p>3.612217507</text:p>
          </table:table-cell>
          <table:table-cell office:value-type="float" office:value="0.402089022" calcext:value-type="float">
            <text:p>0.402089022</text:p>
          </table:table-cell>
          <table:table-cell office:value-type="float" office:value="1.182" calcext:value-type="float">
            <text:p>1.182</text:p>
          </table:table-cell>
          <table:table-cell office:value-type="float" office:value="0.057" calcext:value-type="float">
            <text:p>0.057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float" office:value="4948230" calcext:value-type="float">
            <text:p>4948230</text:p>
          </table:table-cell>
          <table:table-cell office:value-type="float" office:value="3.043503833" calcext:value-type="float">
            <text:p>3.043503833</text:p>
          </table:table-cell>
          <table:table-cell office:value-type="float" office:value="4.658876734" calcext:value-type="float">
            <text:p>4.658876734</text:p>
          </table:table-cell>
          <table:table-cell office:value-type="float" office:value="0.897176024" calcext:value-type="float">
            <text:p>0.897176024</text:p>
          </table:table-cell>
          <table:table-cell office:value-type="float" office:value="10.356" calcext:value-type="float">
            <text:p>10.356</text:p>
          </table:table-cell>
          <table:table-cell office:value-type="float" office:value="3.512" calcext:value-type="float">
            <text:p>3.51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4369093" calcext:value-type="float">
            <text:p>34369093</text:p>
          </table:table-cell>
          <table:table-cell office:value-type="float" office:value="2.947229922" calcext:value-type="float">
            <text:p>2.947229922</text:p>
          </table:table-cell>
          <table:table-cell office:value-type="float" office:value="4.637499795" calcext:value-type="float">
            <text:p>4.637499795</text:p>
          </table:table-cell>
          <table:table-cell office:value-type="float" office:value="0.894765798" calcext:value-type="float">
            <text:p>0.894765798</text:p>
          </table:table-cell>
          <table:table-cell office:value-type="float" office:value="76.827" calcext:value-type="float">
            <text:p>76.827</text:p>
          </table:table-cell>
          <table:table-cell office:value-type="float" office:value="8.221" calcext:value-type="float">
            <text:p>8.2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1172" calcext:value-type="float">
            <text:p>1001172</text:p>
          </table:table-cell>
          <table:table-cell office:value-type="float" office:value="1.978035773" calcext:value-type="float">
            <text:p>1.978035773</text:p>
          </table:table-cell>
          <table:table-cell office:value-type="float" office:value="3.556112172" calcext:value-type="float">
            <text:p>3.556112172</text:p>
          </table:table-cell>
          <table:table-cell office:value-type="float" office:value="0.390164848" calcext:value-type="float">
            <text:p>0.390164848</text:p>
          </table:table-cell>
          <table:table-cell office:value-type="float" office:value="1.434" calcext:value-type="float">
            <text:p>1.434</text:p>
          </table:table-cell>
          <table:table-cell office:value-type="float" office:value="0.1" calcext:value-type="float">
            <text:p>0.1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64934" calcext:value-type="float">
            <text:p>264934</text:p>
          </table:table-cell>
          <table:table-cell office:value-type="float" office:value="2.001012463" calcext:value-type="float">
            <text:p>2.001012463</text:p>
          </table:table-cell>
          <table:table-cell office:value-type="float" office:value="3.675403037" calcext:value-type="float">
            <text:p>3.675403037</text:p>
          </table:table-cell>
          <table:table-cell office:value-type="float" office:value="0.382468357" calcext:value-type="float">
            <text:p>0.382468357</text:p>
          </table:table-cell>
          <table:table-cell office:value-type="float" office:value="2.05" calcext:value-type="float">
            <text:p>2.05</text:p>
          </table:table-cell>
          <table:table-cell office:value-type="float" office:value="0.239" calcext:value-type="float">
            <text:p>0.23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5768162" calcext:value-type="float">
            <text:p>5768162</text:p>
          </table:table-cell>
          <table:table-cell office:value-type="float" office:value="2.214994155" calcext:value-type="float">
            <text:p>2.214994155</text:p>
          </table:table-cell>
          <table:table-cell office:value-type="float" office:value="3.817069969" calcext:value-type="float">
            <text:p>3.817069969</text:p>
          </table:table-cell>
          <table:table-cell office:value-type="float" office:value="0.50436592" calcext:value-type="float">
            <text:p>0.50436592</text:p>
          </table:table-cell>
          <table:table-cell office:value-type="float" office:value="8.592" calcext:value-type="float">
            <text:p>8.592</text:p>
          </table:table-cell>
          <table:table-cell office:value-type="float" office:value="3.99" calcext:value-type="float">
            <text:p>3.9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915044" calcext:value-type="float">
            <text:p>915044</text:p>
          </table:table-cell>
          <table:table-cell office:value-type="float" office:value="2.07358319" calcext:value-type="float">
            <text:p>2.07358319</text:p>
          </table:table-cell>
          <table:table-cell office:value-type="float" office:value="3.535536937" calcext:value-type="float">
            <text:p>3.535536937</text:p>
          </table:table-cell>
          <table:table-cell office:value-type="float" office:value="0.44688072" calcext:value-type="float">
            <text:p>0.44688072</text:p>
          </table:table-cell>
          <table:table-cell office:value-type="float" office:value="1.63" calcext:value-type="float">
            <text:p>1.63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0928874" calcext:value-type="float">
            <text:p>10928874</text:p>
          </table:table-cell>
          <table:table-cell office:value-type="float" office:value="2.37488376" calcext:value-type="float">
            <text:p>2.37488376</text:p>
          </table:table-cell>
          <table:table-cell office:value-type="float" office:value="3.976239338" calcext:value-type="float">
            <text:p>3.976239338</text:p>
          </table:table-cell>
          <table:table-cell office:value-type="float" office:value="0.58504266" calcext:value-type="float">
            <text:p>0.58504266</text:p>
          </table:table-cell>
          <table:table-cell office:value-type="float" office:value="20.643" calcext:value-type="float">
            <text:p>20.6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57750" calcext:value-type="float">
            <text:p>57750</text:p>
          </table:table-cell>
          <table:table-cell office:value-type="float" office:value="1.982011497" calcext:value-type="float">
            <text:p>1.982011497</text:p>
          </table:table-cell>
          <table:table-cell office:value-type="float" office:value="3.508759572" calcext:value-type="float">
            <text:p>3.508759572</text:p>
          </table:table-cell>
          <table:table-cell office:value-type="float" office:value="0.377829101" calcext:value-type="float">
            <text:p>0.377829101</text:p>
          </table:table-cell>
          <table:table-cell office:value-type="float" office:value="0.311" calcext:value-type="float">
            <text:p>0.3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1516677" calcext:value-type="float">
            <text:p>1516677</text:p>
          </table:table-cell>
          <table:table-cell office:value-type="float" office:value="2.004210963" calcext:value-type="float">
            <text:p>2.004210963</text:p>
          </table:table-cell>
          <table:table-cell office:value-type="float" office:value="3.62370514" calcext:value-type="float">
            <text:p>3.62370514</text:p>
          </table:table-cell>
          <table:table-cell office:value-type="float" office:value="0.389240834" calcext:value-type="float">
            <text:p>0.389240834</text:p>
          </table:table-cell>
          <table:table-cell office:value-type="float" office:value="2.88" calcext:value-type="float">
            <text:p>2.8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69539" calcext:value-type="float">
            <text:p>369539</text:p>
          </table:table-cell>
          <table:table-cell office:value-type="float" office:value="2.246399493" calcext:value-type="float">
            <text:p>2.246399493</text:p>
          </table:table-cell>
          <table:table-cell office:value-type="float" office:value="3.770773131" calcext:value-type="float">
            <text:p>3.770773131</text:p>
          </table:table-cell>
          <table:table-cell office:value-type="float" office:value="0.539439718" calcext:value-type="float">
            <text:p>0.539439718</text:p>
          </table:table-cell>
          <table:table-cell office:value-type="float" office:value="1.063" calcext:value-type="float">
            <text:p>1.063</text:p>
          </table:table-cell>
          <table:table-cell office:value-type="float" office:value="0.06" calcext:value-type="float">
            <text:p>0.06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6257321" calcext:value-type="float">
            <text:p>16257321</text:p>
          </table:table-cell>
          <table:table-cell office:value-type="float" office:value="4.111792177" calcext:value-type="float">
            <text:p>4.111792177</text:p>
          </table:table-cell>
          <table:table-cell office:value-type="float" office:value="5.85548874" calcext:value-type="float">
            <text:p>5.85548874</text:p>
          </table:table-cell>
          <table:table-cell office:value-type="float" office:value="1.413907756" calcext:value-type="float">
            <text:p>1.413907756</text:p>
          </table:table-cell>
          <table:table-cell office:value-type="float" office:value="29.735" calcext:value-type="float">
            <text:p>29.735</text:p>
          </table:table-cell>
          <table:table-cell office:value-type="float" office:value="34.208" calcext:value-type="float">
            <text:p>34.208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031603" calcext:value-type="float">
            <text:p>1031603</text:p>
          </table:table-cell>
          <table:table-cell office:value-type="float" office:value="2.47160187" calcext:value-type="float">
            <text:p>2.47160187</text:p>
          </table:table-cell>
          <table:table-cell office:value-type="float" office:value="4.035813345" calcext:value-type="float">
            <text:p>4.035813345</text:p>
          </table:table-cell>
          <table:table-cell office:value-type="float" office:value="0.645602899" calcext:value-type="float">
            <text:p>0.64560289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78916" calcext:value-type="float">
            <text:p>278916</text:p>
          </table:table-cell>
          <table:table-cell office:value-type="float" office:value="2.108652537" calcext:value-type="float">
            <text:p>2.108652537</text:p>
          </table:table-cell>
          <table:table-cell office:value-type="float" office:value="3.689078182" calcext:value-type="float">
            <text:p>3.689078182</text:p>
          </table:table-cell>
          <table:table-cell office:value-type="float" office:value="0.458030212" calcext:value-type="float">
            <text:p>0.458030212</text:p>
          </table:table-cell>
          <table:table-cell office:value-type="float" office:value="1.054" calcext:value-type="float">
            <text:p>1.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72713" calcext:value-type="float">
            <text:p>2572713</text:p>
          </table:table-cell>
          <table:table-cell office:value-type="float" office:value="2.049864236" calcext:value-type="float">
            <text:p>2.049864236</text:p>
          </table:table-cell>
          <table:table-cell office:value-type="float" office:value="3.690411437" calcext:value-type="float">
            <text:p>3.690411437</text:p>
          </table:table-cell>
          <table:table-cell office:value-type="float" office:value="0.430546302" calcext:value-type="float">
            <text:p>0.430546302</text:p>
          </table:table-cell>
          <table:table-cell office:value-type="float" office:value="4.574" calcext:value-type="float">
            <text:p>4.574</text:p>
          </table:table-cell>
          <table:table-cell office:value-type="float" office:value="0.229" calcext:value-type="float">
            <text:p>0.22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641910" calcext:value-type="float">
            <text:p>641910</text:p>
          </table:table-cell>
          <table:table-cell office:value-type="float" office:value="2.4060088" calcext:value-type="float">
            <text:p>2.4060088</text:p>
          </table:table-cell>
          <table:table-cell office:value-type="float" office:value="3.993145134" calcext:value-type="float">
            <text:p>3.993145134</text:p>
          </table:table-cell>
          <table:table-cell office:value-type="float" office:value="0.628581116" calcext:value-type="float">
            <text:p>0.628581116</text:p>
          </table:table-cell>
          <table:table-cell office:value-type="float" office:value="1.815" calcext:value-type="float">
            <text:p>1.81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27750" calcext:value-type="float">
            <text:p>127750</text:p>
          </table:table-cell>
          <table:table-cell office:value-type="float" office:value="2.000178535" calcext:value-type="float">
            <text:p>2.000178535</text:p>
          </table:table-cell>
          <table:table-cell office:value-type="float" office:value="3.566720979" calcext:value-type="float">
            <text:p>3.566720979</text:p>
          </table:table-cell>
          <table:table-cell office:value-type="float" office:value="0.39173126" calcext:value-type="float">
            <text:p>0.39173126</text:p>
          </table:table-cell>
          <table:table-cell office:value-type="float" office:value="0.295" calcext:value-type="float">
            <text:p>0.295</text:p>
          </table:table-cell>
          <table:table-cell office:value-type="float" office:value="0.135" calcext:value-type="float">
            <text:p>0.13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966297" calcext:value-type="float">
            <text:p>966297</text:p>
          </table:table-cell>
          <table:table-cell office:value-type="float" office:value="2.077120768" calcext:value-type="float">
            <text:p>2.077120768</text:p>
          </table:table-cell>
          <table:table-cell office:value-type="float" office:value="3.691027507" calcext:value-type="float">
            <text:p>3.691027507</text:p>
          </table:table-cell>
          <table:table-cell office:value-type="float" office:value="0.44328967" calcext:value-type="float">
            <text:p>0.44328967</text:p>
          </table:table-cell>
          <table:table-cell office:value-type="float" office:value="3.101" calcext:value-type="float">
            <text:p>3.101</text:p>
          </table:table-cell>
          <table:table-cell office:value-type="float" office:value="0.13" calcext:value-type="float">
            <text:p>0.1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29817" calcext:value-type="float">
            <text:p>29817</text:p>
          </table:table-cell>
          <table:table-cell office:value-type="float" office:value="1.965334322" calcext:value-type="float">
            <text:p>1.965334322</text:p>
          </table:table-cell>
          <table:table-cell office:value-type="float" office:value="3.559784587" calcext:value-type="float">
            <text:p>3.559784587</text:p>
          </table:table-cell>
          <table:table-cell office:value-type="float" office:value="0.366796992" calcext:value-type="float">
            <text:p>0.366796992</text:p>
          </table:table-cell>
          <table:table-cell office:value-type="float" office:value="0.484" calcext:value-type="float">
            <text:p>0.484</text:p>
          </table:table-cell>
          <table:table-cell office:value-type="float" office:value="0.021" calcext:value-type="float">
            <text:p>0.021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815937" calcext:value-type="float">
            <text:p>815937</text:p>
          </table:table-cell>
          <table:table-cell office:value-type="float" office:value="2.037647068" calcext:value-type="float">
            <text:p>2.037647068</text:p>
          </table:table-cell>
          <table:table-cell office:value-type="float" office:value="3.690381395" calcext:value-type="float">
            <text:p>3.690381395</text:p>
          </table:table-cell>
          <table:table-cell office:value-type="float" office:value="0.412623456" calcext:value-type="float">
            <text:p>0.412623456</text:p>
          </table:table-cell>
          <table:table-cell office:value-type="float" office:value="1.734" calcext:value-type="float">
            <text:p>1.7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8705780" calcext:value-type="float">
            <text:p>8705780</text:p>
          </table:table-cell>
          <table:table-cell office:value-type="float" office:value="2.153641964" calcext:value-type="float">
            <text:p>2.153641964</text:p>
          </table:table-cell>
          <table:table-cell office:value-type="float" office:value="3.638182798" calcext:value-type="float">
            <text:p>3.638182798</text:p>
          </table:table-cell>
          <table:table-cell office:value-type="float" office:value="0.511865734" calcext:value-type="float">
            <text:p>0.511865734</text:p>
          </table:table-cell>
          <table:table-cell office:value-type="float" office:value="17.45" calcext:value-type="float">
            <text:p>17.45</text:p>
          </table:table-cell>
          <table:table-cell office:value-type="float" office:value="1.603" calcext:value-type="float">
            <text:p>1.6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666956" calcext:value-type="float">
            <text:p>7666956</text:p>
          </table:table-cell>
          <table:table-cell office:value-type="float" office:value="2.206144302" calcext:value-type="float">
            <text:p>2.206144302</text:p>
          </table:table-cell>
          <table:table-cell office:value-type="float" office:value="3.875103727" calcext:value-type="float">
            <text:p>3.875103727</text:p>
          </table:table-cell>
          <table:table-cell office:value-type="float" office:value="0.499550278" calcext:value-type="float">
            <text:p>0.499550278</text:p>
          </table:table-cell>
          <table:table-cell office:value-type="float" office:value="16.149" calcext:value-type="float">
            <text:p>16.14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222121" calcext:value-type="float">
            <text:p>6222121</text:p>
          </table:table-cell>
          <table:table-cell office:value-type="float" office:value="3.287672449" calcext:value-type="float">
            <text:p>3.287672449</text:p>
          </table:table-cell>
          <table:table-cell office:value-type="float" office:value="4.941401132" calcext:value-type="float">
            <text:p>4.941401132</text:p>
          </table:table-cell>
          <table:table-cell office:value-type="float" office:value="1.041279138" calcext:value-type="float">
            <text:p>1.041279138</text:p>
          </table:table-cell>
          <table:table-cell office:value-type="float" office:value="12.546" calcext:value-type="float">
            <text:p>12.546</text:p>
          </table:table-cell>
          <table:table-cell office:value-type="float" office:value="0.685" calcext:value-type="float">
            <text:p>0.685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3193683" calcext:value-type="float">
            <text:p>13193683</text:p>
          </table:table-cell>
          <table:table-cell office:value-type="float" office:value="2.428418908" calcext:value-type="float">
            <text:p>2.428418908</text:p>
          </table:table-cell>
          <table:table-cell office:value-type="float" office:value="4.095533469" calcext:value-type="float">
            <text:p>4.095533469</text:p>
          </table:table-cell>
          <table:table-cell office:value-type="float" office:value="0.637875004" calcext:value-type="float">
            <text:p>0.637875004</text:p>
          </table:table-cell>
          <table:table-cell office:value-type="float" office:value="25.543" calcext:value-type="float">
            <text:p>25.543</text:p>
          </table:table-cell>
          <table:table-cell office:value-type="float" office:value="1.788" calcext:value-type="float">
            <text:p>1.78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663919" calcext:value-type="float">
            <text:p>3663919</text:p>
          </table:table-cell>
          <table:table-cell office:value-type="float" office:value="2.409803076" calcext:value-type="float">
            <text:p>2.409803076</text:p>
          </table:table-cell>
          <table:table-cell office:value-type="float" office:value="4.099330001" calcext:value-type="float">
            <text:p>4.099330001</text:p>
          </table:table-cell>
          <table:table-cell office:value-type="float" office:value="0.621263748" calcext:value-type="float">
            <text:p>0.621263748</text:p>
          </table:table-cell>
          <table:table-cell office:value-type="float" office:value="7.582" calcext:value-type="float">
            <text:p>7.582</text:p>
          </table:table-cell>
          <table:table-cell office:value-type="float" office:value="0.393" calcext:value-type="float">
            <text:p>0.39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9621146" calcext:value-type="float">
            <text:p>9621146</text:p>
          </table:table-cell>
          <table:table-cell office:value-type="float" office:value="3.41379423" calcext:value-type="float">
            <text:p>3.41379423</text:p>
          </table:table-cell>
          <table:table-cell office:value-type="float" office:value="5.286388395" calcext:value-type="float">
            <text:p>5.286388395</text:p>
          </table:table-cell>
          <table:table-cell office:value-type="float" office:value="1.145328501" calcext:value-type="float">
            <text:p>1.145328501</text:p>
          </table:table-cell>
          <table:table-cell office:value-type="float" office:value="20.691" calcext:value-type="float">
            <text:p>20.691</text:p>
          </table:table-cell>
          <table:table-cell office:value-type="float" office:value="5.655" calcext:value-type="float">
            <text:p>5.6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03275" calcext:value-type="float">
            <text:p>803275</text:p>
          </table:table-cell>
          <table:table-cell office:value-type="float" office:value="2.321570153" calcext:value-type="float">
            <text:p>2.321570153</text:p>
          </table:table-cell>
          <table:table-cell office:value-type="float" office:value="3.758854675" calcext:value-type="float">
            <text:p>3.758854675</text:p>
          </table:table-cell>
          <table:table-cell office:value-type="float" office:value="0.570126637" calcext:value-type="float">
            <text:p>0.570126637</text:p>
          </table:table-cell>
          <table:table-cell office:value-type="float" office:value="1.256" calcext:value-type="float">
            <text:p>1.2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7284" calcext:value-type="float">
            <text:p>47284</text:p>
          </table:table-cell>
          <table:table-cell office:value-type="float" office:value="1.996549342" calcext:value-type="float">
            <text:p>1.996549342</text:p>
          </table:table-cell>
          <table:table-cell office:value-type="float" office:value="3.565062125" calcext:value-type="float">
            <text:p>3.565062125</text:p>
          </table:table-cell>
          <table:table-cell office:value-type="float" office:value="0.380319947" calcext:value-type="float">
            <text:p>0.380319947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" calcext:value-type="float">
            <text:p>0.04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25548455" calcext:value-type="float">
            <text:p>25548455</text:p>
          </table:table-cell>
          <table:table-cell office:value-type="float" office:value="2.695552956" calcext:value-type="float">
            <text:p>2.695552956</text:p>
          </table:table-cell>
          <table:table-cell office:value-type="float" office:value="4.354339037" calcext:value-type="float">
            <text:p>4.354339037</text:p>
          </table:table-cell>
          <table:table-cell office:value-type="float" office:value="0.778708839" calcext:value-type="float">
            <text:p>0.778708839</text:p>
          </table:table-cell>
          <table:table-cell office:value-type="float" office:value="46.473" calcext:value-type="float">
            <text:p>46.473</text:p>
          </table:table-cell>
          <table:table-cell office:value-type="float" office:value="2.16" calcext:value-type="float">
            <text:p>2.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696471" calcext:value-type="float">
            <text:p>696471</text:p>
          </table:table-cell>
          <table:table-cell office:value-type="float" office:value="1.998863163" calcext:value-type="float">
            <text:p>1.998863163</text:p>
          </table:table-cell>
          <table:table-cell office:value-type="float" office:value="3.493058325" calcext:value-type="float">
            <text:p>3.493058325</text:p>
          </table:table-cell>
          <table:table-cell office:value-type="float" office:value="0.394312433" calcext:value-type="float">
            <text:p>0.394312433</text:p>
          </table:table-cell>
          <table:table-cell office:value-type="float" office:value="1.08" calcext:value-type="float">
            <text:p>1.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20552722" calcext:value-type="float">
            <text:p>20552722</text:p>
          </table:table-cell>
          <table:table-cell office:value-type="float" office:value="2.575087021" calcext:value-type="float">
            <text:p>2.575087021</text:p>
          </table:table-cell>
          <table:table-cell office:value-type="float" office:value="4.13620478" calcext:value-type="float">
            <text:p>4.13620478</text:p>
          </table:table-cell>
          <table:table-cell office:value-type="float" office:value="0.721178984" calcext:value-type="float">
            <text:p>0.721178984</text:p>
          </table:table-cell>
          <table:table-cell office:value-type="float" office:value="33.855" calcext:value-type="float">
            <text:p>33.855</text:p>
          </table:table-cell>
          <table:table-cell office:value-type="float" office:value="3.725" calcext:value-type="float">
            <text:p>3.7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52612" calcext:value-type="float">
            <text:p>152612</text:p>
          </table:table-cell>
          <table:table-cell office:value-type="float" office:value="2.083954618" calcext:value-type="float">
            <text:p>2.083954618</text:p>
          </table:table-cell>
          <table:table-cell office:value-type="float" office:value="3.592687302" calcext:value-type="float">
            <text:p>3.592687302</text:p>
          </table:table-cell>
          <table:table-cell office:value-type="float" office:value="0.464358375" calcext:value-type="float">
            <text:p>0.464358375</text:p>
          </table:table-cell>
          <table:table-cell office:value-type="float" office:value="0.344" calcext:value-type="float">
            <text:p>0.34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425112" calcext:value-type="float">
            <text:p>5425112</text:p>
          </table:table-cell>
          <table:table-cell office:value-type="float" office:value="2.800984801" calcext:value-type="float">
            <text:p>2.800984801</text:p>
          </table:table-cell>
          <table:table-cell office:value-type="float" office:value="4.445112774" calcext:value-type="float">
            <text:p>4.445112774</text:p>
          </table:table-cell>
          <table:table-cell office:value-type="float" office:value="0.815148905" calcext:value-type="float">
            <text:p>0.815148905</text:p>
          </table:table-cell>
          <table:table-cell office:value-type="float" office:value="10.747" calcext:value-type="float">
            <text:p>10.747</text:p>
          </table:table-cell>
          <table:table-cell office:value-type="float" office:value="0.422" calcext:value-type="float">
            <text:p>0.422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331741" calcext:value-type="float">
            <text:p>331741</text:p>
          </table:table-cell>
          <table:table-cell office:value-type="float" office:value="2.084852745" calcext:value-type="float">
            <text:p>2.084852745</text:p>
          </table:table-cell>
          <table:table-cell office:value-type="float" office:value="3.663356908" calcext:value-type="float">
            <text:p>3.663356908</text:p>
          </table:table-cell>
          <table:table-cell office:value-type="float" office:value="0.438674176" calcext:value-type="float">
            <text:p>0.438674176</text:p>
          </table:table-cell>
          <table:table-cell office:value-type="float" office:value="1.315" calcext:value-type="float">
            <text:p>1.3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6391267" calcext:value-type="float">
            <text:p>26391267</text:p>
          </table:table-cell>
          <table:table-cell office:value-type="float" office:value="2.693386556" calcext:value-type="float">
            <text:p>2.693386556</text:p>
          </table:table-cell>
          <table:table-cell office:value-type="float" office:value="4.28087971" calcext:value-type="float">
            <text:p>4.28087971</text:p>
          </table:table-cell>
          <table:table-cell office:value-type="float" office:value="0.782629787" calcext:value-type="float">
            <text:p>0.782629787</text:p>
          </table:table-cell>
          <table:table-cell office:value-type="float" office:value="47.977" calcext:value-type="float">
            <text:p>47.977</text:p>
          </table:table-cell>
          <table:table-cell office:value-type="float" office:value="3.673" calcext:value-type="float">
            <text:p>3.67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617526" calcext:value-type="float">
            <text:p>1617526</text:p>
          </table:table-cell>
          <table:table-cell office:value-type="float" office:value="2.486768362" calcext:value-type="float">
            <text:p>2.486768362</text:p>
          </table:table-cell>
          <table:table-cell office:value-type="float" office:value="4.085227272" calcext:value-type="float">
            <text:p>4.085227272</text:p>
          </table:table-cell>
          <table:table-cell office:value-type="float" office:value="0.657411063" calcext:value-type="float">
            <text:p>0.657411063</text:p>
          </table:table-cell>
          <table:table-cell office:value-type="float" office:value="3.002" calcext:value-type="float">
            <text:p>3.002</text:p>
          </table:table-cell>
          <table:table-cell office:value-type="float" office:value="0.378" calcext:value-type="float">
            <text:p>0.37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5504289" calcext:value-type="float">
            <text:p>15504289</text:p>
          </table:table-cell>
          <table:table-cell office:value-type="float" office:value="4.330274728" calcext:value-type="float">
            <text:p>4.330274728</text:p>
          </table:table-cell>
          <table:table-cell office:value-type="float" office:value="6.038542446" calcext:value-type="float">
            <text:p>6.038542446</text:p>
          </table:table-cell>
          <table:table-cell office:value-type="float" office:value="1.590536127" calcext:value-type="float">
            <text:p>1.590536127</text:p>
          </table:table-cell>
          <table:table-cell office:value-type="float" office:value="29.84" calcext:value-type="float">
            <text:p>29.84</text:p>
          </table:table-cell>
          <table:table-cell office:value-type="float" office:value="2.63" calcext:value-type="float">
            <text:p>2.6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5604229" calcext:value-type="float">
            <text:p>15604229</text:p>
          </table:table-cell>
          <table:table-cell office:value-type="float" office:value="2.395292973" calcext:value-type="float">
            <text:p>2.395292973</text:p>
          </table:table-cell>
          <table:table-cell office:value-type="float" office:value="3.959109509" calcext:value-type="float">
            <text:p>3.959109509</text:p>
          </table:table-cell>
          <table:table-cell office:value-type="float" office:value="0.615967906" calcext:value-type="float">
            <text:p>0.615967906</text:p>
          </table:table-cell>
          <table:table-cell office:value-type="float" office:value="26.815" calcext:value-type="float">
            <text:p>26.815</text:p>
          </table:table-cell>
          <table:table-cell office:value-type="float" office:value="1.062" calcext:value-type="float">
            <text:p>1.06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2634589" calcext:value-type="float">
            <text:p>2634589</text:p>
          </table:table-cell>
          <table:table-cell office:value-type="float" office:value="3.248209034" calcext:value-type="float">
            <text:p>3.248209034</text:p>
          </table:table-cell>
          <table:table-cell office:value-type="float" office:value="4.826263771" calcext:value-type="float">
            <text:p>4.826263771</text:p>
          </table:table-cell>
          <table:table-cell office:value-type="float" office:value="1.030653506" calcext:value-type="float">
            <text:p>1.030653506</text:p>
          </table:table-cell>
          <table:table-cell office:value-type="float" office:value="4.887" calcext:value-type="float">
            <text:p>4.887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207094" calcext:value-type="float">
            <text:p>4207094</text:p>
          </table:table-cell>
          <table:table-cell office:value-type="float" office:value="2.129938667" calcext:value-type="float">
            <text:p>2.129938667</text:p>
          </table:table-cell>
          <table:table-cell office:value-type="float" office:value="3.71678661" calcext:value-type="float">
            <text:p>3.71678661</text:p>
          </table:table-cell>
          <table:table-cell office:value-type="float" office:value="0.4525696" calcext:value-type="float">
            <text:p>0.4525696</text:p>
          </table:table-cell>
          <table:table-cell office:value-type="float" office:value="8.42" calcext:value-type="float">
            <text:p>8.42</text:p>
          </table:table-cell>
          <table:table-cell office:value-type="float" office:value="0.322" calcext:value-type="float">
            <text:p>0.32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6354902" calcext:value-type="float">
            <text:p>6354902</text:p>
          </table:table-cell>
          <table:table-cell office:value-type="float" office:value="2.462543769" calcext:value-type="float">
            <text:p>2.462543769</text:p>
          </table:table-cell>
          <table:table-cell office:value-type="float" office:value="4.102106538" calcext:value-type="float">
            <text:p>4.102106538</text:p>
          </table:table-cell>
          <table:table-cell office:value-type="float" office:value="0.636724344" calcext:value-type="float">
            <text:p>0.636724344</text:p>
          </table:table-cell>
          <table:table-cell office:value-type="float" office:value="10.679" calcext:value-type="float">
            <text:p>10.679</text:p>
          </table:table-cell>
          <table:table-cell office:value-type="float" office:value="1.903" calcext:value-type="float">
            <text:p>1.90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2601629" calcext:value-type="float">
            <text:p>2601629</text:p>
          </table:table-cell>
          <table:table-cell office:value-type="float" office:value="2.26594181" calcext:value-type="float">
            <text:p>2.26594181</text:p>
          </table:table-cell>
          <table:table-cell office:value-type="float" office:value="3.627370384" calcext:value-type="float">
            <text:p>3.627370384</text:p>
          </table:table-cell>
          <table:table-cell office:value-type="float" office:value="0.453465188" calcext:value-type="float">
            <text:p>0.453465188</text:p>
          </table:table-cell>
          <table:table-cell office:value-type="float" office:value="4.869" calcext:value-type="float">
            <text:p>4.869</text:p>
          </table:table-cell>
          <table:table-cell office:value-type="float" office:value="0.223" calcext:value-type="float">
            <text:p>0.223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405273" calcext:value-type="float">
            <text:p>405273</text:p>
          </table:table-cell>
          <table:table-cell office:value-type="float" office:value="2.351581089" calcext:value-type="float">
            <text:p>2.351581089</text:p>
          </table:table-cell>
          <table:table-cell office:value-type="float" office:value="3.609459647" calcext:value-type="float">
            <text:p>3.609459647</text:p>
          </table:table-cell>
          <table:table-cell office:value-type="float" office:value="0.388671753" calcext:value-type="float">
            <text:p>0.3886717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3" calcext:value-type="float">
            <text:p>0.04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3515540" calcext:value-type="float">
            <text:p>3515540</text:p>
          </table:table-cell>
          <table:table-cell office:value-type="float" office:value="2.170746342" calcext:value-type="float">
            <text:p>2.170746342</text:p>
          </table:table-cell>
          <table:table-cell office:value-type="float" office:value="4.070206322" calcext:value-type="float">
            <text:p>4.070206322</text:p>
          </table:table-cell>
          <table:table-cell office:value-type="float" office:value="0.471159439" calcext:value-type="float">
            <text:p>0.471159439</text:p>
          </table:table-cell>
          <table:table-cell office:value-type="float" office:value="8.01" calcext:value-type="float">
            <text:p>8.01</text:p>
          </table:table-cell>
          <table:table-cell office:value-type="float" office:value="0.285" calcext:value-type="float">
            <text:p>0.285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224683" calcext:value-type="float">
            <text:p>1224683</text:p>
          </table:table-cell>
          <table:table-cell office:value-type="float" office:value="2.746497514" calcext:value-type="float">
            <text:p>2.746497514</text:p>
          </table:table-cell>
          <table:table-cell office:value-type="float" office:value="4.27234806" calcext:value-type="float">
            <text:p>4.27234806</text:p>
          </table:table-cell>
          <table:table-cell office:value-type="float" office:value="0.763375944" calcext:value-type="float">
            <text:p>0.763375944</text:p>
          </table:table-cell>
          <table:table-cell office:value-type="float" office:value="3.023" calcext:value-type="float">
            <text:p>3.02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927162" calcext:value-type="float">
            <text:p>1927162</text:p>
          </table:table-cell>
          <table:table-cell office:value-type="float" office:value="2.354985005" calcext:value-type="float">
            <text:p>2.354985005</text:p>
          </table:table-cell>
          <table:table-cell office:value-type="float" office:value="4.062571419" calcext:value-type="float">
            <text:p>4.062571419</text:p>
          </table:table-cell>
          <table:table-cell office:value-type="float" office:value="0.597293586" calcext:value-type="float">
            <text:p>0.597293586</text:p>
          </table:table-cell>
          <table:table-cell office:value-type="float" office:value="5.234" calcext:value-type="float">
            <text:p>5.234</text:p>
          </table:table-cell>
          <table:table-cell office:value-type="float" office:value="0.25" calcext:value-type="float">
            <text:p>0.25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9680475" calcext:value-type="float">
            <text:p>19680475</text:p>
          </table:table-cell>
          <table:table-cell office:value-type="float" office:value="2.765530115" calcext:value-type="float">
            <text:p>2.765530115</text:p>
          </table:table-cell>
          <table:table-cell office:value-type="float" office:value="4.365564499" calcext:value-type="float">
            <text:p>4.365564499</text:p>
          </table:table-cell>
          <table:table-cell office:value-type="float" office:value="0.757632381" calcext:value-type="float">
            <text:p>0.757632381</text:p>
          </table:table-cell>
          <table:table-cell office:value-type="float" office:value="33.514" calcext:value-type="float">
            <text:p>33.514</text:p>
          </table:table-cell>
          <table:table-cell office:value-type="float" office:value="3.286" calcext:value-type="float">
            <text:p>3.286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3206326" calcext:value-type="float">
            <text:p>33206326</text:p>
          </table:table-cell>
          <table:table-cell office:value-type="float" office:value="2.92778961" calcext:value-type="float">
            <text:p>2.92778961</text:p>
          </table:table-cell>
          <table:table-cell office:value-type="float" office:value="4.560680433" calcext:value-type="float">
            <text:p>4.560680433</text:p>
          </table:table-cell>
          <table:table-cell office:value-type="float" office:value="0.867788517" calcext:value-type="float">
            <text:p>0.867788517</text:p>
          </table:table-cell>
          <table:table-cell office:value-type="float" office:value="63.697" calcext:value-type="float">
            <text:p>63.697</text:p>
          </table:table-cell>
          <table:table-cell office:value-type="float" office:value="2.426" calcext:value-type="float">
            <text:p>2.42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969963" calcext:value-type="float">
            <text:p>2969963</text:p>
          </table:table-cell>
          <table:table-cell office:value-type="float" office:value="2.878701296" calcext:value-type="float">
            <text:p>2.878701296</text:p>
          </table:table-cell>
          <table:table-cell office:value-type="float" office:value="5.02394442" calcext:value-type="float">
            <text:p>5.02394442</text:p>
          </table:table-cell>
          <table:table-cell office:value-type="float" office:value="0.788367685" calcext:value-type="float">
            <text:p>0.788367685</text:p>
          </table:table-cell>
          <table:table-cell office:value-type="float" office:value="5.153" calcext:value-type="float">
            <text:p>5.153</text:p>
          </table:table-cell>
          <table:table-cell office:value-type="float" office:value="1.681" calcext:value-type="float">
            <text:p>1.681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5778858" calcext:value-type="float">
            <text:p>5778858</text:p>
          </table:table-cell>
          <table:table-cell office:value-type="float" office:value="2.182608953" calcext:value-type="float">
            <text:p>2.182608953</text:p>
          </table:table-cell>
          <table:table-cell office:value-type="float" office:value="3.759890061" calcext:value-type="float">
            <text:p>3.759890061</text:p>
          </table:table-cell>
          <table:table-cell office:value-type="float" office:value="0.513870044" calcext:value-type="float">
            <text:p>0.513870044</text:p>
          </table:table-cell>
          <table:table-cell office:value-type="float" office:value="10.405" calcext:value-type="float">
            <text:p>10.405</text:p>
          </table:table-cell>
          <table:table-cell office:value-type="float" office:value="0.453" calcext:value-type="float">
            <text:p>0.45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2017434" calcext:value-type="float">
            <text:p>22017434</text:p>
          </table:table-cell>
          <table:table-cell office:value-type="float" office:value="2.65378869" calcext:value-type="float">
            <text:p>2.65378869</text:p>
          </table:table-cell>
          <table:table-cell office:value-type="float" office:value="4.288091705" calcext:value-type="float">
            <text:p>4.288091705</text:p>
          </table:table-cell>
          <table:table-cell office:value-type="float" office:value="0.723339212" calcext:value-type="float">
            <text:p>0.723339212</text:p>
          </table:table-cell>
          <table:table-cell office:value-type="float" office:value="44.568" calcext:value-type="float">
            <text:p>44.568</text:p>
          </table:table-cell>
          <table:table-cell office:value-type="float" office:value="1.522" calcext:value-type="float">
            <text:p>1.52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302748" calcext:value-type="float">
            <text:p>1302748</text:p>
          </table:table-cell>
          <table:table-cell office:value-type="float" office:value="2.007936868" calcext:value-type="float">
            <text:p>2.007936868</text:p>
          </table:table-cell>
          <table:table-cell office:value-type="float" office:value="3.695879104" calcext:value-type="float">
            <text:p>3.695879104</text:p>
          </table:table-cell>
          <table:table-cell office:value-type="float" office:value="0.380042535" calcext:value-type="float">
            <text:p>0.380042535</text:p>
          </table:table-cell>
          <table:table-cell office:value-type="float" office:value="1.896" calcext:value-type="float">
            <text:p>1.896</text:p>
          </table:table-cell>
          <table:table-cell office:value-type="float" office:value="0.13" calcext:value-type="float">
            <text:p>0.1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486191" calcext:value-type="float">
            <text:p>486191</text:p>
          </table:table-cell>
          <table:table-cell office:value-type="float" office:value="2.309576259" calcext:value-type="float">
            <text:p>2.309576259</text:p>
          </table:table-cell>
          <table:table-cell office:value-type="float" office:value="3.846895022" calcext:value-type="float">
            <text:p>3.846895022</text:p>
          </table:table-cell>
          <table:table-cell office:value-type="float" office:value="0.541084365" calcext:value-type="float">
            <text:p>0.541084365</text:p>
          </table:table-cell>
          <table:table-cell office:value-type="float" office:value="1.542" calcext:value-type="float">
            <text:p>1.542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float" office:value="44211656" calcext:value-type="float">
            <text:p>44211656</text:p>
          </table:table-cell>
          <table:table-cell office:value-type="float" office:value="3.468853779" calcext:value-type="float">
            <text:p>3.468853779</text:p>
          </table:table-cell>
          <table:table-cell office:value-type="float" office:value="5.26261706" calcext:value-type="float">
            <text:p>5.26261706</text:p>
          </table:table-cell>
          <table:table-cell office:value-type="float" office:value="1.131715387" calcext:value-type="float">
            <text:p>1.131715387</text:p>
          </table:table-cell>
          <table:table-cell office:value-type="float" office:value="99.617" calcext:value-type="float">
            <text:p>99.617</text:p>
          </table:table-cell>
          <table:table-cell office:value-type="float" office:value="5.718" calcext:value-type="float">
            <text:p>5.7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498908" calcext:value-type="float">
            <text:p>1498908</text:p>
          </table:table-cell>
          <table:table-cell office:value-type="float" office:value="2.243606407" calcext:value-type="float">
            <text:p>2.243606407</text:p>
          </table:table-cell>
          <table:table-cell office:value-type="float" office:value="3.808214055" calcext:value-type="float">
            <text:p>3.808214055</text:p>
          </table:table-cell>
          <table:table-cell office:value-type="float" office:value="0.529529463" calcext:value-type="float">
            <text:p>0.529529463</text:p>
          </table:table-cell>
          <table:table-cell office:value-type="float" office:value="2.904" calcext:value-type="float">
            <text:p>2.9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4661717" calcext:value-type="float">
            <text:p>4661717</text:p>
          </table:table-cell>
          <table:table-cell office:value-type="float" office:value="2.662889207" calcext:value-type="float">
            <text:p>2.662889207</text:p>
          </table:table-cell>
          <table:table-cell office:value-type="float" office:value="4.334009385" calcext:value-type="float">
            <text:p>4.334009385</text:p>
          </table:table-cell>
          <table:table-cell office:value-type="float" office:value="0.75705114" calcext:value-type="float">
            <text:p>0.75705114</text:p>
          </table:table-cell>
          <table:table-cell office:value-type="float" office:value="8.644" calcext:value-type="float">
            <text:p>8.644</text:p>
          </table:table-cell>
          <table:table-cell office:value-type="float" office:value="2.004" calcext:value-type="float">
            <text:p>2.004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81092" calcext:value-type="float">
            <text:p>281092</text:p>
          </table:table-cell>
          <table:table-cell office:value-type="float" office:value="2.029851677" calcext:value-type="float">
            <text:p>2.029851677</text:p>
          </table:table-cell>
          <table:table-cell office:value-type="float" office:value="3.572218676" calcext:value-type="float">
            <text:p>3.572218676</text:p>
          </table:table-cell>
          <table:table-cell office:value-type="float" office:value="0.370270172" calcext:value-type="float">
            <text:p>0.370270172</text:p>
          </table:table-cell>
          <table:table-cell office:value-type="float" office:value="0.448" calcext:value-type="float">
            <text:p>0.44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039261" calcext:value-type="float">
            <text:p>2039261</text:p>
          </table:table-cell>
          <table:table-cell office:value-type="float" office:value="2.046573051" calcext:value-type="float">
            <text:p>2.046573051</text:p>
          </table:table-cell>
          <table:table-cell office:value-type="float" office:value="3.54652478" calcext:value-type="float">
            <text:p>3.54652478</text:p>
          </table:table-cell>
          <table:table-cell office:value-type="float" office:value="0.409225766" calcext:value-type="float">
            <text:p>0.409225766</text:p>
          </table:table-cell>
          <table:table-cell office:value-type="float" office:value="3.256" calcext:value-type="float">
            <text:p>3.256</text:p>
          </table:table-cell>
          <table:table-cell office:value-type="float" office:value="0.149" calcext:value-type="float">
            <text:p>0.14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049996" calcext:value-type="float">
            <text:p>3049996</text:p>
          </table:table-cell>
          <table:table-cell office:value-type="float" office:value="2.46441462" calcext:value-type="float">
            <text:p>2.46441462</text:p>
          </table:table-cell>
          <table:table-cell office:value-type="float" office:value="4.182925092" calcext:value-type="float">
            <text:p>4.182925092</text:p>
          </table:table-cell>
          <table:table-cell office:value-type="float" office:value="0.653620131" calcext:value-type="float">
            <text:p>0.653620131</text:p>
          </table:table-cell>
          <table:table-cell office:value-type="float" office:value="5.324" calcext:value-type="float">
            <text:p>5.32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2076379" calcext:value-type="float">
            <text:p>12076379</text:p>
          </table:table-cell>
          <table:table-cell office:value-type="float" office:value="3.416881813" calcext:value-type="float">
            <text:p>3.416881813</text:p>
          </table:table-cell>
          <table:table-cell office:value-type="float" office:value="5.096360133" calcext:value-type="float">
            <text:p>5.096360133</text:p>
          </table:table-cell>
          <table:table-cell office:value-type="float" office:value="1.110628543" calcext:value-type="float">
            <text:p>1.110628543</text:p>
          </table:table-cell>
          <table:table-cell office:value-type="float" office:value="23.019" calcext:value-type="float">
            <text:p>23.019</text:p>
          </table:table-cell>
          <table:table-cell office:value-type="float" office:value="2.106" calcext:value-type="float">
            <text:p>2.106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55950" calcext:value-type="float">
            <text:p>155950</text:p>
          </table:table-cell>
          <table:table-cell office:value-type="float" office:value="2.441366366" calcext:value-type="float">
            <text:p>2.441366366</text:p>
          </table:table-cell>
          <table:table-cell office:value-type="float" office:value="3.985432825" calcext:value-type="float">
            <text:p>3.985432825</text:p>
          </table:table-cell>
          <table:table-cell office:value-type="float" office:value="0.374597781" calcext:value-type="float">
            <text:p>0.374597781</text:p>
          </table:table-cell>
          <table:table-cell office:value-type="float" office:value="0.349" calcext:value-type="float">
            <text:p>0.349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10992403" calcext:value-type="float">
            <text:p>10992403</text:p>
          </table:table-cell>
          <table:table-cell office:value-type="float" office:value="2.38520584" calcext:value-type="float">
            <text:p>2.38520584</text:p>
          </table:table-cell>
          <table:table-cell office:value-type="float" office:value="4.015843053" calcext:value-type="float">
            <text:p>4.015843053</text:p>
          </table:table-cell>
          <table:table-cell office:value-type="float" office:value="0.646214239" calcext:value-type="float">
            <text:p>0.646214239</text:p>
          </table:table-cell>
          <table:table-cell office:value-type="float" office:value="20.835" calcext:value-type="float">
            <text:p>20.835</text:p>
          </table:table-cell>
          <table:table-cell office:value-type="float" office:value="1.159" calcext:value-type="float">
            <text:p>1.1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893616" calcext:value-type="float">
            <text:p>7893616</text:p>
          </table:table-cell>
          <table:table-cell office:value-type="float" office:value="2.22821989" calcext:value-type="float">
            <text:p>2.22821989</text:p>
          </table:table-cell>
          <table:table-cell office:value-type="float" office:value="3.788064241" calcext:value-type="float">
            <text:p>3.788064241</text:p>
          </table:table-cell>
          <table:table-cell office:value-type="float" office:value="0.499097227" calcext:value-type="float">
            <text:p>0.499097227</text:p>
          </table:table-cell>
          <table:table-cell office:value-type="float" office:value="16.528" calcext:value-type="float">
            <text:p>16.528</text:p>
          </table:table-cell>
          <table:table-cell office:value-type="float" office:value="0.522" calcext:value-type="float">
            <text:p>0.52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467787" calcext:value-type="float">
            <text:p>9467787</text:p>
          </table:table-cell>
          <table:table-cell office:value-type="float" office:value="2.417504798" calcext:value-type="float">
            <text:p>2.417504798</text:p>
          </table:table-cell>
          <table:table-cell office:value-type="float" office:value="4.075597663" calcext:value-type="float">
            <text:p>4.075597663</text:p>
          </table:table-cell>
          <table:table-cell office:value-type="float" office:value="0.601779721" calcext:value-type="float">
            <text:p>0.601779721</text:p>
          </table:table-cell>
          <table:table-cell office:value-type="float" office:value="21.072" calcext:value-type="float">
            <text:p>21.072</text:p>
          </table:table-cell>
          <table:table-cell office:value-type="float" office:value="2.821" calcext:value-type="float">
            <text:p>2.82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6928325" calcext:value-type="float">
            <text:p>6928325</text:p>
          </table:table-cell>
          <table:table-cell office:value-type="float" office:value="3.043267808" calcext:value-type="float">
            <text:p>3.043267808</text:p>
          </table:table-cell>
          <table:table-cell office:value-type="float" office:value="4.711699806" calcext:value-type="float">
            <text:p>4.711699806</text:p>
          </table:table-cell>
          <table:table-cell office:value-type="float" office:value="0.884997347" calcext:value-type="float">
            <text:p>0.884997347</text:p>
          </table:table-cell>
          <table:table-cell office:value-type="float" office:value="13.272" calcext:value-type="float">
            <text:p>13.272</text:p>
          </table:table-cell>
          <table:table-cell office:value-type="float" office:value="0.497" calcext:value-type="float">
            <text:p>0.49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524973" calcext:value-type="float">
            <text:p>8524973</text:p>
          </table:table-cell>
          <table:table-cell office:value-type="float" office:value="2.376649754" calcext:value-type="float">
            <text:p>2.376649754</text:p>
          </table:table-cell>
          <table:table-cell office:value-type="float" office:value="3.876379858" calcext:value-type="float">
            <text:p>3.876379858</text:p>
          </table:table-cell>
          <table:table-cell office:value-type="float" office:value="0.58179678" calcext:value-type="float">
            <text:p>0.58179678</text:p>
          </table:table-cell>
          <table:table-cell office:value-type="float" office:value="18.093" calcext:value-type="float">
            <text:p>18.093</text:p>
          </table:table-cell>
          <table:table-cell office:value-type="float" office:value="1.047" calcext:value-type="float">
            <text:p>1.04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341991" calcext:value-type="float">
            <text:p>4341991</text:p>
          </table:table-cell>
          <table:table-cell office:value-type="float" office:value="2.726910777" calcext:value-type="float">
            <text:p>2.726910777</text:p>
          </table:table-cell>
          <table:table-cell office:value-type="float" office:value="4.424937114" calcext:value-type="float">
            <text:p>4.424937114</text:p>
          </table:table-cell>
          <table:table-cell office:value-type="float" office:value="0.759767356" calcext:value-type="float">
            <text:p>0.759767356</text:p>
          </table:table-cell>
          <table:table-cell office:value-type="float" office:value="10.15" calcext:value-type="float">
            <text:p>10.15</text:p>
          </table:table-cell>
          <table:table-cell office:value-type="float" office:value="0.923" calcext:value-type="float">
            <text:p>0.92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5906992" calcext:value-type="float">
            <text:p>5906992</text:p>
          </table:table-cell>
          <table:table-cell office:value-type="float" office:value="2.977019269" calcext:value-type="float">
            <text:p>2.977019269</text:p>
          </table:table-cell>
          <table:table-cell office:value-type="float" office:value="4.655027528" calcext:value-type="float">
            <text:p>4.655027528</text:p>
          </table:table-cell>
          <table:table-cell office:value-type="float" office:value="0.870460859" calcext:value-type="float">
            <text:p>0.870460859</text:p>
          </table:table-cell>
          <table:table-cell office:value-type="float" office:value="11.38" calcext:value-type="float">
            <text:p>11.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866542768" calcext:value-type="float">
            <text:p>866542768</text:p>
          </table:table-cell>
          <table:table-cell office:value-type="float" office:value="255.089549466" calcext:value-type="float">
            <text:p>255.089549466</text:p>
          </table:table-cell>
          <table:table-cell office:value-type="float" office:value="423.359455291" calcext:value-type="float">
            <text:p>423.359455291</text:p>
          </table:table-cell>
          <table:table-cell office:value-type="float" office:value="67.80571796" calcext:value-type="float">
            <text:p>67.80571796</text:p>
          </table:table-cell>
          <table:table-cell office:value-type="float" office:value="1738.221" calcext:value-type="float">
            <text:p>1738.221</text:p>
          </table:table-cell>
          <table:table-cell office:value-type="float" office:value="461.989" calcext:value-type="float">
            <text:p>461.989</text:p>
          </table:table-cell>
          <table:table-cell office:value-type="float" office:value="9.671" calcext:value-type="float">
            <text:p>9.6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3:57:33.65324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5:26:38.908911825</dc:date>
    <meta:editing-duration>PT2H16M3S</meta:editing-duration>
    <meta:editing-cycles>5</meta:editing-cycles>
    <meta:generator>LibreOffice/5.1.4.2$Linux_X86_64 LibreOffice_project/10m0$Build-2</meta:generator>
    <meta:document-statistic meta:table-count="1" meta:cell-count="7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aximum="4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cm" chart:symbol-height="0.2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302cm" svg:height="13.999cm" xlink:href=".." xlink:type="simple" chart:class="chart:scatter" chart:style-name="ch1">
        <chart:title svg:x="7.837cm" svg:y="0.415cm" chart:style-name="ch2">
          <text:p>Random Query Times, 5.5GB Dataset</text:p>
        </chart:title>
        <chart:legend chart:legend-position="end" svg:x="20.086cm" svg:y="5.455cm" style:legend-expansion="high" chart:style-name="ch3"/>
        <chart:plot-area chart:style-name="ch4" table:cell-range-address="'OEMMA_random_bf=4'.A3:'OEMMA_random_bf=4'.G102 'OEMMA_random_bf=4'.B2:'OEMMA_random_bf=4'.G2" chart:data-source-has-labels="row" svg:x="1.205cm" svg:y="1.275cm" svg:width="19.587cm" svg:height="11.747cm">
          <chartooo:coordinate-region svg:x="1.946cm" svg:y="1.475cm" svg:width="18.103cm" svg:height="10.9cm"/>
          <chart:axis chart:dimension="x" chart:name="primary-x" chart:style-name="ch5">
            <chart:title svg:x="8.592cm" svg:y="13.085cm" chart:style-name="ch6">
              <text:p>Number of Points in Query</text:p>
            </chart:title>
          </chart:axis>
          <chart:axis chart:dimension="y" chart:name="primary-y" chart:style-name="ch7">
            <chart:title svg:x="0.571cm" svg:y="7.905cm" chart:style-name="ch8">
              <text:p>Query Time (s)</text:p>
            </chart:title>
            <chart:grid chart:style-name="ch9" chart:class="major"/>
          </chart:axis>
          <chart:series chart:style-name="ch10" chart:values-cell-range-address="'OEMMA_random_bf=4'.B3:'OEMMA_random_bf=4'.B102" chart:label-cell-address="'OEMMA_random_bf=4'.B2:'OEMMA_random_bf=4'.B2" chart:class="chart:scatter">
            <chart:domain table:cell-range-address="'OEMMA_random_bf=4'.A3:'OEMMA_random_bf=4'.A102"/>
            <chart:data-point chart:repeated="100"/>
          </chart:series>
          <chart:series chart:style-name="ch11" chart:values-cell-range-address="'OEMMA_random_bf=4'.C3:'OEMMA_random_bf=4'.C102" chart:label-cell-address="'OEMMA_random_bf=4'.C2:'OEMMA_random_bf=4'.C2" chart:class="chart:scatter">
            <chart:data-point chart:repeated="100"/>
          </chart:series>
          <chart:series chart:style-name="ch12" chart:values-cell-range-address="'OEMMA_random_bf=4'.D3:'OEMMA_random_bf=4'.D102" chart:label-cell-address="'OEMMA_random_bf=4'.D2:'OEMMA_random_bf=4'.D2" chart:class="chart:scatter">
            <chart:data-point chart:repeated="100"/>
          </chart:series>
          <chart:series chart:style-name="ch13" chart:values-cell-range-address="'OEMMA_random_bf=4'.E3:'OEMMA_random_bf=4'.E102" chart:label-cell-address="'OEMMA_random_bf=4'.E2:'OEMMA_random_bf=4'.E2" chart:class="chart:scatter">
            <chart:data-point chart:repeated="100"/>
          </chart:series>
          <chart:series chart:style-name="ch14" chart:values-cell-range-address="'OEMMA_random_bf=4'.F3:'OEMMA_random_bf=4'.F102" chart:label-cell-address="'OEMMA_random_bf=4'.F2:'OEMMA_random_bf=4'.F2" chart:class="chart:scatter">
            <chart:data-point chart:repeated="100"/>
          </chart:series>
          <chart:series chart:style-name="ch15" chart:values-cell-range-address="'OEMMA_random_bf=4'.G3:'OEMMA_random_bf=4'.G102" chart:label-cell-address="'OEMMA_random_bf=4'.G2:'OEMMA_random_bf=4'.G2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'OEMMA_random_bf=4'.B2:'OEMMA_random_bf=4'.B2</svg:desc>
                </draw:g>
              </table:table-cell>
              <table:table-cell office:value-type="string">
                <text:p>mzML</text:p>
                <draw:g>
                  <svg:desc>'OEMMA_random_bf=4'.C2:'OEMMA_random_bf=4'.C2</svg:desc>
                </draw:g>
              </table:table-cell>
              <table:table-cell office:value-type="string">
                <text:p>mzdb</text:p>
                <draw:g>
                  <svg:desc>'OEMMA_random_bf=4'.D2:'OEMMA_random_bf=4'.D2</svg:desc>
                </draw:g>
              </table:table-cell>
              <table:table-cell office:value-type="string">
                <text:p>mzTree</text:p>
                <draw:g>
                  <svg:desc>'OEMMA_random_bf=4'.E2:'OEMMA_random_bf=4'.E2</svg:desc>
                </draw:g>
              </table:table-cell>
              <table:table-cell office:value-type="string">
                <text:p>mzTree-batched</text:p>
                <draw:g>
                  <svg:desc>'OEMMA_random_bf=4'.F2:'OEMMA_random_bf=4'.F2</svg:desc>
                </draw:g>
              </table:table-cell>
              <table:table-cell office:value-type="string">
                <text:p>mzTree-summ</text:p>
                <draw:g>
                  <svg:desc>'OEMMA_random_bf=4'.G2:'OEMMA_random_bf=4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75868">
                <text:p>5175868</text:p>
                <draw:g>
                  <svg:desc>'OEMMA_random_bf=4'.A3:'OEMMA_random_bf=4'.A102</svg:desc>
                </draw:g>
              </table:table-cell>
              <table:table-cell office:value-type="float" office:value="2.733679384">
                <text:p>2.733679384</text:p>
                <draw:g>
                  <svg:desc>'OEMMA_random_bf=4'.B3:'OEMMA_random_bf=4'.B102</svg:desc>
                </draw:g>
              </table:table-cell>
              <table:table-cell office:value-type="float" office:value="9.838134534">
                <text:p>9.838134534</text:p>
                <draw:g>
                  <svg:desc>'OEMMA_random_bf=4'.C3:'OEMMA_random_bf=4'.C102</svg:desc>
                </draw:g>
              </table:table-cell>
              <table:table-cell office:value-type="float" office:value="0.845144092">
                <text:p>0.845144092</text:p>
                <draw:g>
                  <svg:desc>'OEMMA_random_bf=4'.D3:'OEMMA_random_bf=4'.D102</svg:desc>
                </draw:g>
              </table:table-cell>
              <table:table-cell office:value-type="float" office:value="8.453">
                <text:p>8.453</text:p>
                <draw:g>
                  <svg:desc>'OEMMA_random_bf=4'.E3:'OEMMA_random_bf=4'.E102</svg:desc>
                </draw:g>
              </table:table-cell>
              <table:table-cell office:value-type="float" office:value="8.361">
                <text:p>8.361</text:p>
                <draw:g>
                  <svg:desc>'OEMMA_random_bf=4'.F3:'OEMMA_random_bf=4'.F102</svg:desc>
                </draw:g>
              </table:table-cell>
              <table:table-cell office:value-type="float" office:value="0.197">
                <text:p>0.197</text:p>
                <draw:g>
                  <svg:desc>'OEMMA_random_bf=4'.G3:'OEMMA_random_bf=4'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166">
                <text:p>477166</text:p>
              </table:table-cell>
              <table:table-cell office:value-type="float" office:value="2.188665129">
                <text:p>2.188665129</text:p>
              </table:table-cell>
              <table:table-cell office:value-type="float" office:value="3.818679343">
                <text:p>3.818679343</text:p>
              </table:table-cell>
              <table:table-cell office:value-type="float" office:value="0.507124819">
                <text:p>0.507124819</text:p>
              </table:table-cell>
              <table:table-cell office:value-type="float" office:value="0.81">
                <text:p>0.81</text:p>
              </table:table-cell>
              <table:table-cell office:value-type="float" office:value="0.716">
                <text:p>0.716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0033">
                <text:p>1420033</text:p>
              </table:table-cell>
              <table:table-cell office:value-type="float" office:value="2.542876177">
                <text:p>2.542876177</text:p>
              </table:table-cell>
              <table:table-cell office:value-type="float" office:value="4.107288353">
                <text:p>4.107288353</text:p>
              </table:table-cell>
              <table:table-cell office:value-type="float" office:value="0.743345447">
                <text:p>0.743345447</text:p>
              </table:table-cell>
              <table:table-cell office:value-type="float" office:value="3.044">
                <text:p>3.044</text:p>
              </table:table-cell>
              <table:table-cell office:value-type="float" office:value="2.228">
                <text:p>2.228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68321">
                <text:p>25468321</text:p>
              </table:table-cell>
              <table:table-cell office:value-type="float" office:value="2.695105559">
                <text:p>2.695105559</text:p>
              </table:table-cell>
              <table:table-cell office:value-type="float" office:value="4.332262013">
                <text:p>4.332262013</text:p>
              </table:table-cell>
              <table:table-cell office:value-type="float" office:value="0.860965416">
                <text:p>0.860965416</text:p>
              </table:table-cell>
              <table:table-cell office:value-type="float" office:value="46.453">
                <text:p>46.453</text:p>
              </table:table-cell>
              <table:table-cell office:value-type="float" office:value="49.879">
                <text:p>49.87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29593">
                <text:p>21429593</text:p>
              </table:table-cell>
              <table:table-cell office:value-type="float" office:value="3.845427814">
                <text:p>3.845427814</text:p>
              </table:table-cell>
              <table:table-cell office:value-type="float" office:value="5.678943723">
                <text:p>5.678943723</text:p>
              </table:table-cell>
              <table:table-cell office:value-type="float" office:value="1.356651698">
                <text:p>1.356651698</text:p>
              </table:table-cell>
              <table:table-cell office:value-type="float" office:value="36.996">
                <text:p>36.996</text:p>
              </table:table-cell>
              <table:table-cell office:value-type="float" office:value="50.69">
                <text:p>50.6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25706">
                <text:p>27225706</text:p>
              </table:table-cell>
              <table:table-cell office:value-type="float" office:value="2.714043866">
                <text:p>2.714043866</text:p>
              </table:table-cell>
              <table:table-cell office:value-type="float" office:value="4.343873821">
                <text:p>4.343873821</text:p>
              </table:table-cell>
              <table:table-cell office:value-type="float" office:value="0.795038415">
                <text:p>0.795038415</text:p>
              </table:table-cell>
              <table:table-cell office:value-type="float" office:value="51.424">
                <text:p>51.424</text:p>
              </table:table-cell>
              <table:table-cell office:value-type="float" office:value="28.412">
                <text:p>28.4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96045">
                <text:p>12696045</text:p>
              </table:table-cell>
              <table:table-cell office:value-type="float" office:value="2.304188511">
                <text:p>2.304188511</text:p>
              </table:table-cell>
              <table:table-cell office:value-type="float" office:value="3.936875289">
                <text:p>3.936875289</text:p>
              </table:table-cell>
              <table:table-cell office:value-type="float" office:value="0.615480827">
                <text:p>0.615480827</text:p>
              </table:table-cell>
              <table:table-cell office:value-type="float" office:value="24.305">
                <text:p>24.305</text:p>
              </table:table-cell>
              <table:table-cell office:value-type="float" office:value="18.986">
                <text:p>18.98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02374">
                <text:p>8302374</text:p>
              </table:table-cell>
              <table:table-cell office:value-type="float" office:value="3.304134262">
                <text:p>3.304134262</text:p>
              </table:table-cell>
              <table:table-cell office:value-type="float" office:value="5.001270868">
                <text:p>5.001270868</text:p>
              </table:table-cell>
              <table:table-cell office:value-type="float" office:value="1.087126888">
                <text:p>1.087126888</text:p>
              </table:table-cell>
              <table:table-cell office:value-type="float" office:value="17.527">
                <text:p>17.527</text:p>
              </table:table-cell>
              <table:table-cell office:value-type="float" office:value="40.252">
                <text:p>40.25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6574">
                <text:p>14306574</text:p>
              </table:table-cell>
              <table:table-cell office:value-type="float" office:value="4.337596403">
                <text:p>4.337596403</text:p>
              </table:table-cell>
              <table:table-cell office:value-type="float" office:value="6.011321513">
                <text:p>6.011321513</text:p>
              </table:table-cell>
              <table:table-cell office:value-type="float" office:value="1.55090412">
                <text:p>1.55090412</text:p>
              </table:table-cell>
              <table:table-cell office:value-type="float" office:value="26.929">
                <text:p>26.929</text:p>
              </table:table-cell>
              <table:table-cell office:value-type="float" office:value="3.462">
                <text:p>3.46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760">
                <text:p>280760</text:p>
              </table:table-cell>
              <table:table-cell office:value-type="float" office:value="2.01616453">
                <text:p>2.01616453</text:p>
              </table:table-cell>
              <table:table-cell office:value-type="float" office:value="3.63035173">
                <text:p>3.63035173</text:p>
              </table:table-cell>
              <table:table-cell office:value-type="float" office:value="0.386964615">
                <text:p>0.386964615</text:p>
              </table:table-cell>
              <table:table-cell office:value-type="float" office:value="0.64">
                <text:p>0.64</text:p>
              </table:table-cell>
              <table:table-cell office:value-type="float" office:value="0.506">
                <text:p>0.50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80652">
                <text:p>9780652</text:p>
              </table:table-cell>
              <table:table-cell office:value-type="float" office:value="3.00834567">
                <text:p>3.00834567</text:p>
              </table:table-cell>
              <table:table-cell office:value-type="float" office:value="4.71288487">
                <text:p>4.71288487</text:p>
              </table:table-cell>
              <table:table-cell office:value-type="float" office:value="0.896528081">
                <text:p>0.896528081</text:p>
              </table:table-cell>
              <table:table-cell office:value-type="float" office:value="20.444">
                <text:p>20.444</text:p>
              </table:table-cell>
              <table:table-cell office:value-type="float" office:value="1.422">
                <text:p>1.422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2251">
                <text:p>2202251</text:p>
              </table:table-cell>
              <table:table-cell office:value-type="float" office:value="2.014038206">
                <text:p>2.014038206</text:p>
              </table:table-cell>
              <table:table-cell office:value-type="float" office:value="3.611442243">
                <text:p>3.611442243</text:p>
              </table:table-cell>
              <table:table-cell office:value-type="float" office:value="0.408760769">
                <text:p>0.408760769</text:p>
              </table:table-cell>
              <table:table-cell office:value-type="float" office:value="2.944">
                <text:p>2.944</text:p>
              </table:table-cell>
              <table:table-cell office:value-type="float" office:value="0.649">
                <text:p>0.64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3738">
                <text:p>3293738</text:p>
              </table:table-cell>
              <table:table-cell office:value-type="float" office:value="2.57384858">
                <text:p>2.57384858</text:p>
              </table:table-cell>
              <table:table-cell office:value-type="float" office:value="4.267976826">
                <text:p>4.267976826</text:p>
              </table:table-cell>
              <table:table-cell office:value-type="float" office:value="0.716699283">
                <text:p>0.716699283</text:p>
              </table:table-cell>
              <table:table-cell office:value-type="float" office:value="8.435">
                <text:p>8.435</text:p>
              </table:table-cell>
              <table:table-cell office:value-type="float" office:value="1.083">
                <text:p>1.08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57757">
                <text:p>11557757</text:p>
              </table:table-cell>
              <table:table-cell office:value-type="float" office:value="3.242287204">
                <text:p>3.242287204</text:p>
              </table:table-cell>
              <table:table-cell office:value-type="float" office:value="4.798377613">
                <text:p>4.798377613</text:p>
              </table:table-cell>
              <table:table-cell office:value-type="float" office:value="0.994834505">
                <text:p>0.994834505</text:p>
              </table:table-cell>
              <table:table-cell office:value-type="float" office:value="22.044">
                <text:p>22.044</text:p>
              </table:table-cell>
              <table:table-cell office:value-type="float" office:value="1.303">
                <text:p>1.30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8873">
                <text:p>5468873</text:p>
              </table:table-cell>
              <table:table-cell office:value-type="float" office:value="2.814358291">
                <text:p>2.814358291</text:p>
              </table:table-cell>
              <table:table-cell office:value-type="float" office:value="4.470009041">
                <text:p>4.470009041</text:p>
              </table:table-cell>
              <table:table-cell office:value-type="float" office:value="0.808250956">
                <text:p>0.808250956</text:p>
              </table:table-cell>
              <table:table-cell office:value-type="float" office:value="10.357">
                <text:p>10.357</text:p>
              </table:table-cell>
              <table:table-cell office:value-type="float" office:value="1.74">
                <text:p>1.7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71354">
                <text:p>33471354</text:p>
              </table:table-cell>
              <table:table-cell office:value-type="float" office:value="3.208602618">
                <text:p>3.208602618</text:p>
              </table:table-cell>
              <table:table-cell office:value-type="float" office:value="4.886917447">
                <text:p>4.886917447</text:p>
              </table:table-cell>
              <table:table-cell office:value-type="float" office:value="1.09692682">
                <text:p>1.09692682</text:p>
              </table:table-cell>
              <table:table-cell office:value-type="float" office:value="68.372">
                <text:p>68.372</text:p>
              </table:table-cell>
              <table:table-cell office:value-type="float" office:value="14.871">
                <text:p>14.8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90193">
                <text:p>5990193</text:p>
              </table:table-cell>
              <table:table-cell office:value-type="float" office:value="2.375823374">
                <text:p>2.375823374</text:p>
              </table:table-cell>
              <table:table-cell office:value-type="float" office:value="4.027526176">
                <text:p>4.027526176</text:p>
              </table:table-cell>
              <table:table-cell office:value-type="float" office:value="0.582911212">
                <text:p>0.582911212</text:p>
              </table:table-cell>
              <table:table-cell office:value-type="float" office:value="11.464">
                <text:p>11.464</text:p>
              </table:table-cell>
              <table:table-cell office:value-type="float" office:value="3.001">
                <text:p>3.001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18289">
                <text:p>25218289</text:p>
              </table:table-cell>
              <table:table-cell office:value-type="float" office:value="3.269279724">
                <text:p>3.269279724</text:p>
              </table:table-cell>
              <table:table-cell office:value-type="float" office:value="5.037404257">
                <text:p>5.037404257</text:p>
              </table:table-cell>
              <table:table-cell office:value-type="float" office:value="1.052877297">
                <text:p>1.052877297</text:p>
              </table:table-cell>
              <table:table-cell office:value-type="float" office:value="48.721">
                <text:p>48.721</text:p>
              </table:table-cell>
              <table:table-cell office:value-type="float" office:value="9.733">
                <text:p>9.73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2134">
                <text:p>4592134</text:p>
              </table:table-cell>
              <table:table-cell office:value-type="float" office:value="2.382923253">
                <text:p>2.382923253</text:p>
              </table:table-cell>
              <table:table-cell office:value-type="float" office:value="4.06174399">
                <text:p>4.06174399</text:p>
              </table:table-cell>
              <table:table-cell office:value-type="float" office:value="0.604056548">
                <text:p>0.604056548</text:p>
              </table:table-cell>
              <table:table-cell office:value-type="float" office:value="8.34">
                <text:p>8.34</text:p>
              </table:table-cell>
              <table:table-cell office:value-type="float" office:value="8.752">
                <text:p>8.75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33988">
                <text:p>36033988</text:p>
              </table:table-cell>
              <table:table-cell office:value-type="float" office:value="3.005047217">
                <text:p>3.005047217</text:p>
              </table:table-cell>
              <table:table-cell office:value-type="float" office:value="4.676913235">
                <text:p>4.676913235</text:p>
              </table:table-cell>
              <table:table-cell office:value-type="float" office:value="0.905810433">
                <text:p>0.905810433</text:p>
              </table:table-cell>
              <table:table-cell office:value-type="float" office:value="74.582">
                <text:p>74.582</text:p>
              </table:table-cell>
              <table:table-cell office:value-type="float" office:value="39.316">
                <text:p>39.31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8749">
                <text:p>1868749</text:p>
              </table:table-cell>
              <table:table-cell office:value-type="float" office:value="2.238755826">
                <text:p>2.238755826</text:p>
              </table:table-cell>
              <table:table-cell office:value-type="float" office:value="3.92476952">
                <text:p>3.92476952</text:p>
              </table:table-cell>
              <table:table-cell office:value-type="float" office:value="0.547285195">
                <text:p>0.547285195</text:p>
              </table:table-cell>
              <table:table-cell office:value-type="float" office:value="5.299">
                <text:p>5.299</text:p>
              </table:table-cell>
              <table:table-cell office:value-type="float" office:value="0.219">
                <text:p>0.21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88170">
                <text:p>2688170</text:p>
              </table:table-cell>
              <table:table-cell office:value-type="float" office:value="2.418293383">
                <text:p>2.418293383</text:p>
              </table:table-cell>
              <table:table-cell office:value-type="float" office:value="4.106132248">
                <text:p>4.106132248</text:p>
              </table:table-cell>
              <table:table-cell office:value-type="float" office:value="0.640757481">
                <text:p>0.640757481</text:p>
              </table:table-cell>
              <table:table-cell office:value-type="float" office:value="7.692">
                <text:p>7.692</text:p>
              </table:table-cell>
              <table:table-cell office:value-type="float" office:value="1.146">
                <text:p>1.14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46664">
                <text:p>28846664</text:p>
              </table:table-cell>
              <table:table-cell office:value-type="float" office:value="2.781942641">
                <text:p>2.781942641</text:p>
              </table:table-cell>
              <table:table-cell office:value-type="float" office:value="4.478235731">
                <text:p>4.478235731</text:p>
              </table:table-cell>
              <table:table-cell office:value-type="float" office:value="0.803415812">
                <text:p>0.803415812</text:p>
              </table:table-cell>
              <table:table-cell office:value-type="float" office:value="64.382">
                <text:p>64.382</text:p>
              </table:table-cell>
              <table:table-cell office:value-type="float" office:value="35.507">
                <text:p>35.5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2216">
                <text:p>9602216</text:p>
              </table:table-cell>
              <table:table-cell office:value-type="float" office:value="2.214619096">
                <text:p>2.214619096</text:p>
              </table:table-cell>
              <table:table-cell office:value-type="float" office:value="3.754783214">
                <text:p>3.754783214</text:p>
              </table:table-cell>
              <table:table-cell office:value-type="float" office:value="0.515771791">
                <text:p>0.515771791</text:p>
              </table:table-cell>
              <table:table-cell office:value-type="float" office:value="17.947">
                <text:p>17.947</text:p>
              </table:table-cell>
              <table:table-cell office:value-type="float" office:value="4.002">
                <text:p>4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478435">
                <text:p>15478435</text:p>
              </table:table-cell>
              <table:table-cell office:value-type="float" office:value="2.386418194">
                <text:p>2.386418194</text:p>
              </table:table-cell>
              <table:table-cell office:value-type="float" office:value="4.060421934">
                <text:p>4.060421934</text:p>
              </table:table-cell>
              <table:table-cell office:value-type="float" office:value="0.599738001">
                <text:p>0.599738001</text:p>
              </table:table-cell>
              <table:table-cell office:value-type="float" office:value="27.663">
                <text:p>27.663</text:p>
              </table:table-cell>
              <table:table-cell office:value-type="float" office:value="1.675">
                <text:p>1.67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0031">
                <text:p>850031</text:p>
              </table:table-cell>
              <table:table-cell office:value-type="float" office:value="2.026576422">
                <text:p>2.026576422</text:p>
              </table:table-cell>
              <table:table-cell office:value-type="float" office:value="3.547757647">
                <text:p>3.547757647</text:p>
              </table:table-cell>
              <table:table-cell office:value-type="float" office:value="0.488241647">
                <text:p>0.488241647</text:p>
              </table:table-cell>
              <table:table-cell office:value-type="float" office:value="1.139">
                <text:p>1.139</text:p>
              </table:table-cell>
              <table:table-cell office:value-type="float" office:value="0.68">
                <text:p>0.6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72429">
                <text:p>49672429</text:p>
              </table:table-cell>
              <table:table-cell office:value-type="float" office:value="3.800688321">
                <text:p>3.800688321</text:p>
              </table:table-cell>
              <table:table-cell office:value-type="float" office:value="5.584219602">
                <text:p>5.584219602</text:p>
              </table:table-cell>
              <table:table-cell office:value-type="float" office:value="1.30506305">
                <text:p>1.30506305</text:p>
              </table:table-cell>
              <table:table-cell office:value-type="float" office:value="126.669">
                <text:p>126.669</text:p>
              </table:table-cell>
              <table:table-cell office:value-type="float" office:value="18.432">
                <text:p>18.43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01491">
                <text:p>6901491</text:p>
              </table:table-cell>
              <table:table-cell office:value-type="float" office:value="2.959138165">
                <text:p>2.959138165</text:p>
              </table:table-cell>
              <table:table-cell office:value-type="float" office:value="4.632483135">
                <text:p>4.632483135</text:p>
              </table:table-cell>
              <table:table-cell office:value-type="float" office:value="0.862906923">
                <text:p>0.862906923</text:p>
              </table:table-cell>
              <table:table-cell office:value-type="float" office:value="16.785">
                <text:p>16.785</text:p>
              </table:table-cell>
              <table:table-cell office:value-type="float" office:value="0.73">
                <text:p>0.7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36177">
                <text:p>1436177</text:p>
              </table:table-cell>
              <table:table-cell office:value-type="float" office:value="2.143016473">
                <text:p>2.143016473</text:p>
              </table:table-cell>
              <table:table-cell office:value-type="float" office:value="3.727837494">
                <text:p>3.727837494</text:p>
              </table:table-cell>
              <table:table-cell office:value-type="float" office:value="0.474729478">
                <text:p>0.474729478</text:p>
              </table:table-cell>
              <table:table-cell office:value-type="float" office:value="3.03">
                <text:p>3.03</text:p>
              </table:table-cell>
              <table:table-cell office:value-type="float" office:value="0.118">
                <text:p>0.118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36516">
                <text:p>4436516</text:p>
              </table:table-cell>
              <table:table-cell office:value-type="float" office:value="2.254043861">
                <text:p>2.254043861</text:p>
              </table:table-cell>
              <table:table-cell office:value-type="float" office:value="3.914837151">
                <text:p>3.914837151</text:p>
              </table:table-cell>
              <table:table-cell office:value-type="float" office:value="0.522603674">
                <text:p>0.522603674</text:p>
              </table:table-cell>
              <table:table-cell office:value-type="float" office:value="10.248">
                <text:p>10.248</text:p>
              </table:table-cell>
              <table:table-cell office:value-type="float" office:value="4.462">
                <text:p>4.4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05418">
                <text:p>14605418</text:p>
              </table:table-cell>
              <table:table-cell office:value-type="float" office:value="2.406033979">
                <text:p>2.406033979</text:p>
              </table:table-cell>
              <table:table-cell office:value-type="float" office:value="4.079888761">
                <text:p>4.079888761</text:p>
              </table:table-cell>
              <table:table-cell office:value-type="float" office:value="0.59936851">
                <text:p>0.59936851</text:p>
              </table:table-cell>
              <table:table-cell office:value-type="float" office:value="28.339">
                <text:p>28.339</text:p>
              </table:table-cell>
              <table:table-cell office:value-type="float" office:value="1.308">
                <text:p>1.3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11">
                <text:p>155011</text:p>
              </table:table-cell>
              <table:table-cell office:value-type="float" office:value="2.0349123">
                <text:p>2.0349123</text:p>
              </table:table-cell>
              <table:table-cell office:value-type="float" office:value="3.681563682">
                <text:p>3.681563682</text:p>
              </table:table-cell>
              <table:table-cell office:value-type="float" office:value="0.415535899">
                <text:p>0.415535899</text:p>
              </table:table-cell>
              <table:table-cell office:value-type="float" office:value="0.337">
                <text:p>0.337</text:p>
              </table:table-cell>
              <table:table-cell office:value-type="float" office:value="0.015">
                <text:p>0.01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5552">
                <text:p>655552</text:p>
              </table:table-cell>
              <table:table-cell office:value-type="float" office:value="2.006407247">
                <text:p>2.006407247</text:p>
              </table:table-cell>
              <table:table-cell office:value-type="float" office:value="3.612217507">
                <text:p>3.612217507</text:p>
              </table:table-cell>
              <table:table-cell office:value-type="float" office:value="0.402089022">
                <text:p>0.402089022</text:p>
              </table:table-cell>
              <table:table-cell office:value-type="float" office:value="1.182">
                <text:p>1.182</text:p>
              </table:table-cell>
              <table:table-cell office:value-type="float" office:value="0.057">
                <text:p>0.05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8230">
                <text:p>4948230</text:p>
              </table:table-cell>
              <table:table-cell office:value-type="float" office:value="3.043503833">
                <text:p>3.043503833</text:p>
              </table:table-cell>
              <table:table-cell office:value-type="float" office:value="4.658876734">
                <text:p>4.658876734</text:p>
              </table:table-cell>
              <table:table-cell office:value-type="float" office:value="0.897176024">
                <text:p>0.897176024</text:p>
              </table:table-cell>
              <table:table-cell office:value-type="float" office:value="10.356">
                <text:p>10.356</text:p>
              </table:table-cell>
              <table:table-cell office:value-type="float" office:value="3.512">
                <text:p>3.51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369093">
                <text:p>34369093</text:p>
              </table:table-cell>
              <table:table-cell office:value-type="float" office:value="2.947229922">
                <text:p>2.947229922</text:p>
              </table:table-cell>
              <table:table-cell office:value-type="float" office:value="4.637499795">
                <text:p>4.637499795</text:p>
              </table:table-cell>
              <table:table-cell office:value-type="float" office:value="0.894765798">
                <text:p>0.894765798</text:p>
              </table:table-cell>
              <table:table-cell office:value-type="float" office:value="76.827">
                <text:p>76.827</text:p>
              </table:table-cell>
              <table:table-cell office:value-type="float" office:value="8.221">
                <text:p>8.2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1172">
                <text:p>1001172</text:p>
              </table:table-cell>
              <table:table-cell office:value-type="float" office:value="1.978035773">
                <text:p>1.978035773</text:p>
              </table:table-cell>
              <table:table-cell office:value-type="float" office:value="3.556112172">
                <text:p>3.556112172</text:p>
              </table:table-cell>
              <table:table-cell office:value-type="float" office:value="0.390164848">
                <text:p>0.390164848</text:p>
              </table:table-cell>
              <table:table-cell office:value-type="float" office:value="1.434">
                <text:p>1.434</text:p>
              </table:table-cell>
              <table:table-cell office:value-type="float" office:value="0.1">
                <text:p>0.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934">
                <text:p>264934</text:p>
              </table:table-cell>
              <table:table-cell office:value-type="float" office:value="2.001012463">
                <text:p>2.001012463</text:p>
              </table:table-cell>
              <table:table-cell office:value-type="float" office:value="3.675403037">
                <text:p>3.675403037</text:p>
              </table:table-cell>
              <table:table-cell office:value-type="float" office:value="0.382468357">
                <text:p>0.382468357</text:p>
              </table:table-cell>
              <table:table-cell office:value-type="float" office:value="2.05">
                <text:p>2.05</text:p>
              </table:table-cell>
              <table:table-cell office:value-type="float" office:value="0.239">
                <text:p>0.23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68162">
                <text:p>5768162</text:p>
              </table:table-cell>
              <table:table-cell office:value-type="float" office:value="2.214994155">
                <text:p>2.214994155</text:p>
              </table:table-cell>
              <table:table-cell office:value-type="float" office:value="3.817069969">
                <text:p>3.817069969</text:p>
              </table:table-cell>
              <table:table-cell office:value-type="float" office:value="0.50436592">
                <text:p>0.50436592</text:p>
              </table:table-cell>
              <table:table-cell office:value-type="float" office:value="8.592">
                <text:p>8.592</text:p>
              </table:table-cell>
              <table:table-cell office:value-type="float" office:value="3.99">
                <text:p>3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5044">
                <text:p>915044</text:p>
              </table:table-cell>
              <table:table-cell office:value-type="float" office:value="2.07358319">
                <text:p>2.07358319</text:p>
              </table:table-cell>
              <table:table-cell office:value-type="float" office:value="3.535536937">
                <text:p>3.535536937</text:p>
              </table:table-cell>
              <table:table-cell office:value-type="float" office:value="0.44688072">
                <text:p>0.44688072</text:p>
              </table:table-cell>
              <table:table-cell office:value-type="float" office:value="1.63">
                <text:p>1.63</text:p>
              </table:table-cell>
              <table:table-cell office:value-type="float" office:value="0.114">
                <text:p>0.11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8874">
                <text:p>10928874</text:p>
              </table:table-cell>
              <table:table-cell office:value-type="float" office:value="2.37488376">
                <text:p>2.37488376</text:p>
              </table:table-cell>
              <table:table-cell office:value-type="float" office:value="3.976239338">
                <text:p>3.976239338</text:p>
              </table:table-cell>
              <table:table-cell office:value-type="float" office:value="0.58504266">
                <text:p>0.58504266</text:p>
              </table:table-cell>
              <table:table-cell office:value-type="float" office:value="20.643">
                <text:p>20.643</text:p>
              </table:table-cell>
              <table:table-cell office:value-type="float" office:value="0.799">
                <text:p>0.79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750">
                <text:p>57750</text:p>
              </table:table-cell>
              <table:table-cell office:value-type="float" office:value="1.982011497">
                <text:p>1.982011497</text:p>
              </table:table-cell>
              <table:table-cell office:value-type="float" office:value="3.508759572">
                <text:p>3.508759572</text:p>
              </table:table-cell>
              <table:table-cell office:value-type="float" office:value="0.377829101">
                <text:p>0.377829101</text:p>
              </table:table-cell>
              <table:table-cell office:value-type="float" office:value="0.311">
                <text:p>0.311</text:p>
              </table:table-cell>
              <table:table-cell office:value-type="float" office:value="0.018">
                <text:p>0.01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16677">
                <text:p>1516677</text:p>
              </table:table-cell>
              <table:table-cell office:value-type="float" office:value="2.004210963">
                <text:p>2.004210963</text:p>
              </table:table-cell>
              <table:table-cell office:value-type="float" office:value="3.62370514">
                <text:p>3.62370514</text:p>
              </table:table-cell>
              <table:table-cell office:value-type="float" office:value="0.389240834">
                <text:p>0.389240834</text:p>
              </table:table-cell>
              <table:table-cell office:value-type="float" office:value="2.88">
                <text:p>2.88</text:p>
              </table:table-cell>
              <table:table-cell office:value-type="float" office:value="0.196">
                <text:p>0.19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9539">
                <text:p>369539</text:p>
              </table:table-cell>
              <table:table-cell office:value-type="float" office:value="2.246399493">
                <text:p>2.246399493</text:p>
              </table:table-cell>
              <table:table-cell office:value-type="float" office:value="3.770773131">
                <text:p>3.770773131</text:p>
              </table:table-cell>
              <table:table-cell office:value-type="float" office:value="0.539439718">
                <text:p>0.539439718</text:p>
              </table:table-cell>
              <table:table-cell office:value-type="float" office:value="1.063">
                <text:p>1.063</text:p>
              </table:table-cell>
              <table:table-cell office:value-type="float" office:value="0.06">
                <text:p>0.06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57321">
                <text:p>16257321</text:p>
              </table:table-cell>
              <table:table-cell office:value-type="float" office:value="4.111792177">
                <text:p>4.111792177</text:p>
              </table:table-cell>
              <table:table-cell office:value-type="float" office:value="5.85548874">
                <text:p>5.85548874</text:p>
              </table:table-cell>
              <table:table-cell office:value-type="float" office:value="1.413907756">
                <text:p>1.413907756</text:p>
              </table:table-cell>
              <table:table-cell office:value-type="float" office:value="29.735">
                <text:p>29.735</text:p>
              </table:table-cell>
              <table:table-cell office:value-type="float" office:value="34.208">
                <text:p>34.20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1603">
                <text:p>1031603</text:p>
              </table:table-cell>
              <table:table-cell office:value-type="float" office:value="2.47160187">
                <text:p>2.47160187</text:p>
              </table:table-cell>
              <table:table-cell office:value-type="float" office:value="4.035813345">
                <text:p>4.035813345</text:p>
              </table:table-cell>
              <table:table-cell office:value-type="float" office:value="0.645602899">
                <text:p>0.645602899</text:p>
              </table:table-cell>
              <table:table-cell office:value-type="float" office:value="1.638">
                <text:p>1.638</text:p>
              </table:table-cell>
              <table:table-cell office:value-type="float" office:value="0.094">
                <text:p>0.09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8916">
                <text:p>278916</text:p>
              </table:table-cell>
              <table:table-cell office:value-type="float" office:value="2.108652537">
                <text:p>2.108652537</text:p>
              </table:table-cell>
              <table:table-cell office:value-type="float" office:value="3.689078182">
                <text:p>3.689078182</text:p>
              </table:table-cell>
              <table:table-cell office:value-type="float" office:value="0.458030212">
                <text:p>0.458030212</text:p>
              </table:table-cell>
              <table:table-cell office:value-type="float" office:value="1.054">
                <text:p>1.054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2713">
                <text:p>2572713</text:p>
              </table:table-cell>
              <table:table-cell office:value-type="float" office:value="2.049864236">
                <text:p>2.049864236</text:p>
              </table:table-cell>
              <table:table-cell office:value-type="float" office:value="3.690411437">
                <text:p>3.690411437</text:p>
              </table:table-cell>
              <table:table-cell office:value-type="float" office:value="0.430546302">
                <text:p>0.430546302</text:p>
              </table:table-cell>
              <table:table-cell office:value-type="float" office:value="4.574">
                <text:p>4.574</text:p>
              </table:table-cell>
              <table:table-cell office:value-type="float" office:value="0.229">
                <text:p>0.22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910">
                <text:p>641910</text:p>
              </table:table-cell>
              <table:table-cell office:value-type="float" office:value="2.4060088">
                <text:p>2.4060088</text:p>
              </table:table-cell>
              <table:table-cell office:value-type="float" office:value="3.993145134">
                <text:p>3.993145134</text:p>
              </table:table-cell>
              <table:table-cell office:value-type="float" office:value="0.628581116">
                <text:p>0.628581116</text:p>
              </table:table-cell>
              <table:table-cell office:value-type="float" office:value="1.815">
                <text:p>1.815</text:p>
              </table:table-cell>
              <table:table-cell office:value-type="float" office:value="0.097">
                <text:p>0.0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750">
                <text:p>127750</text:p>
              </table:table-cell>
              <table:table-cell office:value-type="float" office:value="2.000178535">
                <text:p>2.000178535</text:p>
              </table:table-cell>
              <table:table-cell office:value-type="float" office:value="3.566720979">
                <text:p>3.566720979</text:p>
              </table:table-cell>
              <table:table-cell office:value-type="float" office:value="0.39173126">
                <text:p>0.39173126</text:p>
              </table:table-cell>
              <table:table-cell office:value-type="float" office:value="0.295">
                <text:p>0.295</text:p>
              </table:table-cell>
              <table:table-cell office:value-type="float" office:value="0.135">
                <text:p>0.13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6297">
                <text:p>966297</text:p>
              </table:table-cell>
              <table:table-cell office:value-type="float" office:value="2.077120768">
                <text:p>2.077120768</text:p>
              </table:table-cell>
              <table:table-cell office:value-type="float" office:value="3.691027507">
                <text:p>3.691027507</text:p>
              </table:table-cell>
              <table:table-cell office:value-type="float" office:value="0.44328967">
                <text:p>0.44328967</text:p>
              </table:table-cell>
              <table:table-cell office:value-type="float" office:value="3.101">
                <text:p>3.101</text:p>
              </table:table-cell>
              <table:table-cell office:value-type="float" office:value="0.13">
                <text:p>0.1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817">
                <text:p>29817</text:p>
              </table:table-cell>
              <table:table-cell office:value-type="float" office:value="1.965334322">
                <text:p>1.965334322</text:p>
              </table:table-cell>
              <table:table-cell office:value-type="float" office:value="3.559784587">
                <text:p>3.559784587</text:p>
              </table:table-cell>
              <table:table-cell office:value-type="float" office:value="0.366796992">
                <text:p>0.366796992</text:p>
              </table:table-cell>
              <table:table-cell office:value-type="float" office:value="0.484">
                <text:p>0.484</text:p>
              </table:table-cell>
              <table:table-cell office:value-type="float" office:value="0.021">
                <text:p>0.021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5937">
                <text:p>815937</text:p>
              </table:table-cell>
              <table:table-cell office:value-type="float" office:value="2.037647068">
                <text:p>2.037647068</text:p>
              </table:table-cell>
              <table:table-cell office:value-type="float" office:value="3.690381395">
                <text:p>3.690381395</text:p>
              </table:table-cell>
              <table:table-cell office:value-type="float" office:value="0.412623456">
                <text:p>0.412623456</text:p>
              </table:table-cell>
              <table:table-cell office:value-type="float" office:value="1.734">
                <text:p>1.734</text:p>
              </table:table-cell>
              <table:table-cell office:value-type="float" office:value="0.048">
                <text:p>0.04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705780">
                <text:p>8705780</text:p>
              </table:table-cell>
              <table:table-cell office:value-type="float" office:value="2.153641964">
                <text:p>2.153641964</text:p>
              </table:table-cell>
              <table:table-cell office:value-type="float" office:value="3.638182798">
                <text:p>3.638182798</text:p>
              </table:table-cell>
              <table:table-cell office:value-type="float" office:value="0.511865734">
                <text:p>0.511865734</text:p>
              </table:table-cell>
              <table:table-cell office:value-type="float" office:value="17.45">
                <text:p>17.45</text:p>
              </table:table-cell>
              <table:table-cell office:value-type="float" office:value="1.603">
                <text:p>1.6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66956">
                <text:p>7666956</text:p>
              </table:table-cell>
              <table:table-cell office:value-type="float" office:value="2.206144302">
                <text:p>2.206144302</text:p>
              </table:table-cell>
              <table:table-cell office:value-type="float" office:value="3.875103727">
                <text:p>3.875103727</text:p>
              </table:table-cell>
              <table:table-cell office:value-type="float" office:value="0.499550278">
                <text:p>0.499550278</text:p>
              </table:table-cell>
              <table:table-cell office:value-type="float" office:value="16.149">
                <text:p>16.149</text:p>
              </table:table-cell>
              <table:table-cell office:value-type="float" office:value="0.765">
                <text:p>0.76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2121">
                <text:p>6222121</text:p>
              </table:table-cell>
              <table:table-cell office:value-type="float" office:value="3.287672449">
                <text:p>3.287672449</text:p>
              </table:table-cell>
              <table:table-cell office:value-type="float" office:value="4.941401132">
                <text:p>4.941401132</text:p>
              </table:table-cell>
              <table:table-cell office:value-type="float" office:value="1.041279138">
                <text:p>1.041279138</text:p>
              </table:table-cell>
              <table:table-cell office:value-type="float" office:value="12.546">
                <text:p>12.546</text:p>
              </table:table-cell>
              <table:table-cell office:value-type="float" office:value="0.685">
                <text:p>0.685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93683">
                <text:p>13193683</text:p>
              </table:table-cell>
              <table:table-cell office:value-type="float" office:value="2.428418908">
                <text:p>2.428418908</text:p>
              </table:table-cell>
              <table:table-cell office:value-type="float" office:value="4.095533469">
                <text:p>4.095533469</text:p>
              </table:table-cell>
              <table:table-cell office:value-type="float" office:value="0.637875004">
                <text:p>0.637875004</text:p>
              </table:table-cell>
              <table:table-cell office:value-type="float" office:value="25.543">
                <text:p>25.543</text:p>
              </table:table-cell>
              <table:table-cell office:value-type="float" office:value="1.788">
                <text:p>1.78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63919">
                <text:p>3663919</text:p>
              </table:table-cell>
              <table:table-cell office:value-type="float" office:value="2.409803076">
                <text:p>2.409803076</text:p>
              </table:table-cell>
              <table:table-cell office:value-type="float" office:value="4.099330001">
                <text:p>4.099330001</text:p>
              </table:table-cell>
              <table:table-cell office:value-type="float" office:value="0.621263748">
                <text:p>0.621263748</text:p>
              </table:table-cell>
              <table:table-cell office:value-type="float" office:value="7.582">
                <text:p>7.582</text:p>
              </table:table-cell>
              <table:table-cell office:value-type="float" office:value="0.393">
                <text:p>0.39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21146">
                <text:p>9621146</text:p>
              </table:table-cell>
              <table:table-cell office:value-type="float" office:value="3.41379423">
                <text:p>3.41379423</text:p>
              </table:table-cell>
              <table:table-cell office:value-type="float" office:value="5.286388395">
                <text:p>5.286388395</text:p>
              </table:table-cell>
              <table:table-cell office:value-type="float" office:value="1.145328501">
                <text:p>1.145328501</text:p>
              </table:table-cell>
              <table:table-cell office:value-type="float" office:value="20.691">
                <text:p>20.691</text:p>
              </table:table-cell>
              <table:table-cell office:value-type="float" office:value="5.655">
                <text:p>5.65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3275">
                <text:p>803275</text:p>
              </table:table-cell>
              <table:table-cell office:value-type="float" office:value="2.321570153">
                <text:p>2.321570153</text:p>
              </table:table-cell>
              <table:table-cell office:value-type="float" office:value="3.758854675">
                <text:p>3.758854675</text:p>
              </table:table-cell>
              <table:table-cell office:value-type="float" office:value="0.570126637">
                <text:p>0.570126637</text:p>
              </table:table-cell>
              <table:table-cell office:value-type="float" office:value="1.256">
                <text:p>1.256</text:p>
              </table:table-cell>
              <table:table-cell office:value-type="float" office:value="0.074">
                <text:p>0.07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284">
                <text:p>47284</text:p>
              </table:table-cell>
              <table:table-cell office:value-type="float" office:value="1.996549342">
                <text:p>1.996549342</text:p>
              </table:table-cell>
              <table:table-cell office:value-type="float" office:value="3.565062125">
                <text:p>3.565062125</text:p>
              </table:table-cell>
              <table:table-cell office:value-type="float" office:value="0.380319947">
                <text:p>0.380319947</text:p>
              </table:table-cell>
              <table:table-cell office:value-type="float" office:value="0.773">
                <text:p>0.773</text:p>
              </table:table-cell>
              <table:table-cell office:value-type="float" office:value="0.04">
                <text:p>0.0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48455">
                <text:p>25548455</text:p>
              </table:table-cell>
              <table:table-cell office:value-type="float" office:value="2.695552956">
                <text:p>2.695552956</text:p>
              </table:table-cell>
              <table:table-cell office:value-type="float" office:value="4.354339037">
                <text:p>4.354339037</text:p>
              </table:table-cell>
              <table:table-cell office:value-type="float" office:value="0.778708839">
                <text:p>0.778708839</text:p>
              </table:table-cell>
              <table:table-cell office:value-type="float" office:value="46.473">
                <text:p>46.473</text:p>
              </table:table-cell>
              <table:table-cell office:value-type="float" office:value="2.16">
                <text:p>2.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471">
                <text:p>696471</text:p>
              </table:table-cell>
              <table:table-cell office:value-type="float" office:value="1.998863163">
                <text:p>1.998863163</text:p>
              </table:table-cell>
              <table:table-cell office:value-type="float" office:value="3.493058325">
                <text:p>3.493058325</text:p>
              </table:table-cell>
              <table:table-cell office:value-type="float" office:value="0.394312433">
                <text:p>0.394312433</text:p>
              </table:table-cell>
              <table:table-cell office:value-type="float" office:value="1.08">
                <text:p>1.08</text:p>
              </table:table-cell>
              <table:table-cell office:value-type="float" office:value="0.084">
                <text:p>0.08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52722">
                <text:p>20552722</text:p>
              </table:table-cell>
              <table:table-cell office:value-type="float" office:value="2.575087021">
                <text:p>2.575087021</text:p>
              </table:table-cell>
              <table:table-cell office:value-type="float" office:value="4.13620478">
                <text:p>4.13620478</text:p>
              </table:table-cell>
              <table:table-cell office:value-type="float" office:value="0.721178984">
                <text:p>0.721178984</text:p>
              </table:table-cell>
              <table:table-cell office:value-type="float" office:value="33.855">
                <text:p>33.855</text:p>
              </table:table-cell>
              <table:table-cell office:value-type="float" office:value="3.725">
                <text:p>3.72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2612">
                <text:p>152612</text:p>
              </table:table-cell>
              <table:table-cell office:value-type="float" office:value="2.083954618">
                <text:p>2.083954618</text:p>
              </table:table-cell>
              <table:table-cell office:value-type="float" office:value="3.592687302">
                <text:p>3.592687302</text:p>
              </table:table-cell>
              <table:table-cell office:value-type="float" office:value="0.464358375">
                <text:p>0.464358375</text:p>
              </table:table-cell>
              <table:table-cell office:value-type="float" office:value="0.344">
                <text:p>0.344</text:p>
              </table:table-cell>
              <table:table-cell office:value-type="float" office:value="0.021">
                <text:p>0.02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25112">
                <text:p>5425112</text:p>
              </table:table-cell>
              <table:table-cell office:value-type="float" office:value="2.800984801">
                <text:p>2.800984801</text:p>
              </table:table-cell>
              <table:table-cell office:value-type="float" office:value="4.445112774">
                <text:p>4.445112774</text:p>
              </table:table-cell>
              <table:table-cell office:value-type="float" office:value="0.815148905">
                <text:p>0.815148905</text:p>
              </table:table-cell>
              <table:table-cell office:value-type="float" office:value="10.747">
                <text:p>10.747</text:p>
              </table:table-cell>
              <table:table-cell office:value-type="float" office:value="0.422">
                <text:p>0.422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741">
                <text:p>331741</text:p>
              </table:table-cell>
              <table:table-cell office:value-type="float" office:value="2.084852745">
                <text:p>2.084852745</text:p>
              </table:table-cell>
              <table:table-cell office:value-type="float" office:value="3.663356908">
                <text:p>3.663356908</text:p>
              </table:table-cell>
              <table:table-cell office:value-type="float" office:value="0.438674176">
                <text:p>0.438674176</text:p>
              </table:table-cell>
              <table:table-cell office:value-type="float" office:value="1.315">
                <text:p>1.315</text:p>
              </table:table-cell>
              <table:table-cell office:value-type="float" office:value="0.074">
                <text:p>0.07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91267">
                <text:p>26391267</text:p>
              </table:table-cell>
              <table:table-cell office:value-type="float" office:value="2.693386556">
                <text:p>2.693386556</text:p>
              </table:table-cell>
              <table:table-cell office:value-type="float" office:value="4.28087971">
                <text:p>4.28087971</text:p>
              </table:table-cell>
              <table:table-cell office:value-type="float" office:value="0.782629787">
                <text:p>0.782629787</text:p>
              </table:table-cell>
              <table:table-cell office:value-type="float" office:value="47.977">
                <text:p>47.977</text:p>
              </table:table-cell>
              <table:table-cell office:value-type="float" office:value="3.673">
                <text:p>3.67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7526">
                <text:p>1617526</text:p>
              </table:table-cell>
              <table:table-cell office:value-type="float" office:value="2.486768362">
                <text:p>2.486768362</text:p>
              </table:table-cell>
              <table:table-cell office:value-type="float" office:value="4.085227272">
                <text:p>4.085227272</text:p>
              </table:table-cell>
              <table:table-cell office:value-type="float" office:value="0.657411063">
                <text:p>0.657411063</text:p>
              </table:table-cell>
              <table:table-cell office:value-type="float" office:value="3.002">
                <text:p>3.002</text:p>
              </table:table-cell>
              <table:table-cell office:value-type="float" office:value="0.378">
                <text:p>0.3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04289">
                <text:p>15504289</text:p>
              </table:table-cell>
              <table:table-cell office:value-type="float" office:value="4.330274728">
                <text:p>4.330274728</text:p>
              </table:table-cell>
              <table:table-cell office:value-type="float" office:value="6.038542446">
                <text:p>6.038542446</text:p>
              </table:table-cell>
              <table:table-cell office:value-type="float" office:value="1.590536127">
                <text:p>1.590536127</text:p>
              </table:table-cell>
              <table:table-cell office:value-type="float" office:value="29.84">
                <text:p>29.84</text:p>
              </table:table-cell>
              <table:table-cell office:value-type="float" office:value="2.63">
                <text:p>2.6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04229">
                <text:p>15604229</text:p>
              </table:table-cell>
              <table:table-cell office:value-type="float" office:value="2.395292973">
                <text:p>2.395292973</text:p>
              </table:table-cell>
              <table:table-cell office:value-type="float" office:value="3.959109509">
                <text:p>3.959109509</text:p>
              </table:table-cell>
              <table:table-cell office:value-type="float" office:value="0.615967906">
                <text:p>0.615967906</text:p>
              </table:table-cell>
              <table:table-cell office:value-type="float" office:value="26.815">
                <text:p>26.815</text:p>
              </table:table-cell>
              <table:table-cell office:value-type="float" office:value="1.062">
                <text:p>1.06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34589">
                <text:p>2634589</text:p>
              </table:table-cell>
              <table:table-cell office:value-type="float" office:value="3.248209034">
                <text:p>3.248209034</text:p>
              </table:table-cell>
              <table:table-cell office:value-type="float" office:value="4.826263771">
                <text:p>4.826263771</text:p>
              </table:table-cell>
              <table:table-cell office:value-type="float" office:value="1.030653506">
                <text:p>1.030653506</text:p>
              </table:table-cell>
              <table:table-cell office:value-type="float" office:value="4.887">
                <text:p>4.887</text:p>
              </table:table-cell>
              <table:table-cell office:value-type="float" office:value="0.224">
                <text:p>0.2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7094">
                <text:p>4207094</text:p>
              </table:table-cell>
              <table:table-cell office:value-type="float" office:value="2.129938667">
                <text:p>2.129938667</text:p>
              </table:table-cell>
              <table:table-cell office:value-type="float" office:value="3.71678661">
                <text:p>3.71678661</text:p>
              </table:table-cell>
              <table:table-cell office:value-type="float" office:value="0.4525696">
                <text:p>0.4525696</text:p>
              </table:table-cell>
              <table:table-cell office:value-type="float" office:value="8.42">
                <text:p>8.42</text:p>
              </table:table-cell>
              <table:table-cell office:value-type="float" office:value="0.322">
                <text:p>0.32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54902">
                <text:p>6354902</text:p>
              </table:table-cell>
              <table:table-cell office:value-type="float" office:value="2.462543769">
                <text:p>2.462543769</text:p>
              </table:table-cell>
              <table:table-cell office:value-type="float" office:value="4.102106538">
                <text:p>4.102106538</text:p>
              </table:table-cell>
              <table:table-cell office:value-type="float" office:value="0.636724344">
                <text:p>0.636724344</text:p>
              </table:table-cell>
              <table:table-cell office:value-type="float" office:value="10.679">
                <text:p>10.679</text:p>
              </table:table-cell>
              <table:table-cell office:value-type="float" office:value="1.903">
                <text:p>1.9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1629">
                <text:p>2601629</text:p>
              </table:table-cell>
              <table:table-cell office:value-type="float" office:value="2.26594181">
                <text:p>2.26594181</text:p>
              </table:table-cell>
              <table:table-cell office:value-type="float" office:value="3.627370384">
                <text:p>3.627370384</text:p>
              </table:table-cell>
              <table:table-cell office:value-type="float" office:value="0.453465188">
                <text:p>0.453465188</text:p>
              </table:table-cell>
              <table:table-cell office:value-type="float" office:value="4.869">
                <text:p>4.869</text:p>
              </table:table-cell>
              <table:table-cell office:value-type="float" office:value="0.223">
                <text:p>0.223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273">
                <text:p>405273</text:p>
              </table:table-cell>
              <table:table-cell office:value-type="float" office:value="2.351581089">
                <text:p>2.351581089</text:p>
              </table:table-cell>
              <table:table-cell office:value-type="float" office:value="3.609459647">
                <text:p>3.609459647</text:p>
              </table:table-cell>
              <table:table-cell office:value-type="float" office:value="0.388671753">
                <text:p>0.388671753</text:p>
              </table:table-cell>
              <table:table-cell office:value-type="float" office:value="0.783">
                <text:p>0.783</text:p>
              </table:table-cell>
              <table:table-cell office:value-type="float" office:value="0.043">
                <text:p>0.043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15540">
                <text:p>3515540</text:p>
              </table:table-cell>
              <table:table-cell office:value-type="float" office:value="2.170746342">
                <text:p>2.170746342</text:p>
              </table:table-cell>
              <table:table-cell office:value-type="float" office:value="4.070206322">
                <text:p>4.070206322</text:p>
              </table:table-cell>
              <table:table-cell office:value-type="float" office:value="0.471159439">
                <text:p>0.471159439</text:p>
              </table:table-cell>
              <table:table-cell office:value-type="float" office:value="8.01">
                <text:p>8.01</text:p>
              </table:table-cell>
              <table:table-cell office:value-type="float" office:value="0.285">
                <text:p>0.28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4683">
                <text:p>1224683</text:p>
              </table:table-cell>
              <table:table-cell office:value-type="float" office:value="2.746497514">
                <text:p>2.746497514</text:p>
              </table:table-cell>
              <table:table-cell office:value-type="float" office:value="4.27234806">
                <text:p>4.27234806</text:p>
              </table:table-cell>
              <table:table-cell office:value-type="float" office:value="0.763375944">
                <text:p>0.763375944</text:p>
              </table:table-cell>
              <table:table-cell office:value-type="float" office:value="3.023">
                <text:p>3.023</text:p>
              </table:table-cell>
              <table:table-cell office:value-type="float" office:value="0.123">
                <text:p>0.12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7162">
                <text:p>1927162</text:p>
              </table:table-cell>
              <table:table-cell office:value-type="float" office:value="2.354985005">
                <text:p>2.354985005</text:p>
              </table:table-cell>
              <table:table-cell office:value-type="float" office:value="4.062571419">
                <text:p>4.062571419</text:p>
              </table:table-cell>
              <table:table-cell office:value-type="float" office:value="0.597293586">
                <text:p>0.597293586</text:p>
              </table:table-cell>
              <table:table-cell office:value-type="float" office:value="5.234">
                <text:p>5.234</text:p>
              </table:table-cell>
              <table:table-cell office:value-type="float" office:value="0.25">
                <text:p>0.2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80475">
                <text:p>19680475</text:p>
              </table:table-cell>
              <table:table-cell office:value-type="float" office:value="2.765530115">
                <text:p>2.765530115</text:p>
              </table:table-cell>
              <table:table-cell office:value-type="float" office:value="4.365564499">
                <text:p>4.365564499</text:p>
              </table:table-cell>
              <table:table-cell office:value-type="float" office:value="0.757632381">
                <text:p>0.757632381</text:p>
              </table:table-cell>
              <table:table-cell office:value-type="float" office:value="33.514">
                <text:p>33.514</text:p>
              </table:table-cell>
              <table:table-cell office:value-type="float" office:value="3.286">
                <text:p>3.28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06326">
                <text:p>33206326</text:p>
              </table:table-cell>
              <table:table-cell office:value-type="float" office:value="2.92778961">
                <text:p>2.92778961</text:p>
              </table:table-cell>
              <table:table-cell office:value-type="float" office:value="4.560680433">
                <text:p>4.560680433</text:p>
              </table:table-cell>
              <table:table-cell office:value-type="float" office:value="0.867788517">
                <text:p>0.867788517</text:p>
              </table:table-cell>
              <table:table-cell office:value-type="float" office:value="63.697">
                <text:p>63.697</text:p>
              </table:table-cell>
              <table:table-cell office:value-type="float" office:value="2.426">
                <text:p>2.42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69963">
                <text:p>2969963</text:p>
              </table:table-cell>
              <table:table-cell office:value-type="float" office:value="2.878701296">
                <text:p>2.878701296</text:p>
              </table:table-cell>
              <table:table-cell office:value-type="float" office:value="5.02394442">
                <text:p>5.02394442</text:p>
              </table:table-cell>
              <table:table-cell office:value-type="float" office:value="0.788367685">
                <text:p>0.788367685</text:p>
              </table:table-cell>
              <table:table-cell office:value-type="float" office:value="5.153">
                <text:p>5.153</text:p>
              </table:table-cell>
              <table:table-cell office:value-type="float" office:value="1.681">
                <text:p>1.68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78858">
                <text:p>5778858</text:p>
              </table:table-cell>
              <table:table-cell office:value-type="float" office:value="2.182608953">
                <text:p>2.182608953</text:p>
              </table:table-cell>
              <table:table-cell office:value-type="float" office:value="3.759890061">
                <text:p>3.759890061</text:p>
              </table:table-cell>
              <table:table-cell office:value-type="float" office:value="0.513870044">
                <text:p>0.513870044</text:p>
              </table:table-cell>
              <table:table-cell office:value-type="float" office:value="10.405">
                <text:p>10.405</text:p>
              </table:table-cell>
              <table:table-cell office:value-type="float" office:value="0.453">
                <text:p>0.45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017434">
                <text:p>22017434</text:p>
              </table:table-cell>
              <table:table-cell office:value-type="float" office:value="2.65378869">
                <text:p>2.65378869</text:p>
              </table:table-cell>
              <table:table-cell office:value-type="float" office:value="4.288091705">
                <text:p>4.288091705</text:p>
              </table:table-cell>
              <table:table-cell office:value-type="float" office:value="0.723339212">
                <text:p>0.723339212</text:p>
              </table:table-cell>
              <table:table-cell office:value-type="float" office:value="44.568">
                <text:p>44.568</text:p>
              </table:table-cell>
              <table:table-cell office:value-type="float" office:value="1.522">
                <text:p>1.52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2748">
                <text:p>1302748</text:p>
              </table:table-cell>
              <table:table-cell office:value-type="float" office:value="2.007936868">
                <text:p>2.007936868</text:p>
              </table:table-cell>
              <table:table-cell office:value-type="float" office:value="3.695879104">
                <text:p>3.695879104</text:p>
              </table:table-cell>
              <table:table-cell office:value-type="float" office:value="0.380042535">
                <text:p>0.380042535</text:p>
              </table:table-cell>
              <table:table-cell office:value-type="float" office:value="1.896">
                <text:p>1.896</text:p>
              </table:table-cell>
              <table:table-cell office:value-type="float" office:value="0.13">
                <text:p>0.1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6191">
                <text:p>486191</text:p>
              </table:table-cell>
              <table:table-cell office:value-type="float" office:value="2.309576259">
                <text:p>2.309576259</text:p>
              </table:table-cell>
              <table:table-cell office:value-type="float" office:value="3.846895022">
                <text:p>3.846895022</text:p>
              </table:table-cell>
              <table:table-cell office:value-type="float" office:value="0.541084365">
                <text:p>0.541084365</text:p>
              </table:table-cell>
              <table:table-cell office:value-type="float" office:value="1.542">
                <text:p>1.542</text:p>
              </table:table-cell>
              <table:table-cell office:value-type="float" office:value="0.09">
                <text:p>0.09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211656">
                <text:p>44211656</text:p>
              </table:table-cell>
              <table:table-cell office:value-type="float" office:value="3.468853779">
                <text:p>3.468853779</text:p>
              </table:table-cell>
              <table:table-cell office:value-type="float" office:value="5.26261706">
                <text:p>5.26261706</text:p>
              </table:table-cell>
              <table:table-cell office:value-type="float" office:value="1.131715387">
                <text:p>1.131715387</text:p>
              </table:table-cell>
              <table:table-cell office:value-type="float" office:value="99.617">
                <text:p>99.617</text:p>
              </table:table-cell>
              <table:table-cell office:value-type="float" office:value="5.718">
                <text:p>5.7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8908">
                <text:p>1498908</text:p>
              </table:table-cell>
              <table:table-cell office:value-type="float" office:value="2.243606407">
                <text:p>2.243606407</text:p>
              </table:table-cell>
              <table:table-cell office:value-type="float" office:value="3.808214055">
                <text:p>3.808214055</text:p>
              </table:table-cell>
              <table:table-cell office:value-type="float" office:value="0.529529463">
                <text:p>0.529529463</text:p>
              </table:table-cell>
              <table:table-cell office:value-type="float" office:value="2.904">
                <text:p>2.904</text:p>
              </table:table-cell>
              <table:table-cell office:value-type="float" office:value="0.113">
                <text:p>0.11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61717">
                <text:p>4661717</text:p>
              </table:table-cell>
              <table:table-cell office:value-type="float" office:value="2.662889207">
                <text:p>2.662889207</text:p>
              </table:table-cell>
              <table:table-cell office:value-type="float" office:value="4.334009385">
                <text:p>4.334009385</text:p>
              </table:table-cell>
              <table:table-cell office:value-type="float" office:value="0.75705114">
                <text:p>0.75705114</text:p>
              </table:table-cell>
              <table:table-cell office:value-type="float" office:value="8.644">
                <text:p>8.644</text:p>
              </table:table-cell>
              <table:table-cell office:value-type="float" office:value="2.004">
                <text:p>2.00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092">
                <text:p>281092</text:p>
              </table:table-cell>
              <table:table-cell office:value-type="float" office:value="2.029851677">
                <text:p>2.029851677</text:p>
              </table:table-cell>
              <table:table-cell office:value-type="float" office:value="3.572218676">
                <text:p>3.572218676</text:p>
              </table:table-cell>
              <table:table-cell office:value-type="float" office:value="0.370270172">
                <text:p>0.370270172</text:p>
              </table:table-cell>
              <table:table-cell office:value-type="float" office:value="0.448">
                <text:p>0.448</text:p>
              </table:table-cell>
              <table:table-cell office:value-type="float" office:value="0.032">
                <text:p>0.03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39261">
                <text:p>2039261</text:p>
              </table:table-cell>
              <table:table-cell office:value-type="float" office:value="2.046573051">
                <text:p>2.046573051</text:p>
              </table:table-cell>
              <table:table-cell office:value-type="float" office:value="3.54652478">
                <text:p>3.54652478</text:p>
              </table:table-cell>
              <table:table-cell office:value-type="float" office:value="0.409225766">
                <text:p>0.409225766</text:p>
              </table:table-cell>
              <table:table-cell office:value-type="float" office:value="3.256">
                <text:p>3.256</text:p>
              </table:table-cell>
              <table:table-cell office:value-type="float" office:value="0.149">
                <text:p>0.14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9996">
                <text:p>3049996</text:p>
              </table:table-cell>
              <table:table-cell office:value-type="float" office:value="2.46441462">
                <text:p>2.46441462</text:p>
              </table:table-cell>
              <table:table-cell office:value-type="float" office:value="4.182925092">
                <text:p>4.182925092</text:p>
              </table:table-cell>
              <table:table-cell office:value-type="float" office:value="0.653620131">
                <text:p>0.653620131</text:p>
              </table:table-cell>
              <table:table-cell office:value-type="float" office:value="5.324">
                <text:p>5.324</text:p>
              </table:table-cell>
              <table:table-cell office:value-type="float" office:value="0.265">
                <text:p>0.26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76379">
                <text:p>12076379</text:p>
              </table:table-cell>
              <table:table-cell office:value-type="float" office:value="3.416881813">
                <text:p>3.416881813</text:p>
              </table:table-cell>
              <table:table-cell office:value-type="float" office:value="5.096360133">
                <text:p>5.096360133</text:p>
              </table:table-cell>
              <table:table-cell office:value-type="float" office:value="1.110628543">
                <text:p>1.110628543</text:p>
              </table:table-cell>
              <table:table-cell office:value-type="float" office:value="23.019">
                <text:p>23.019</text:p>
              </table:table-cell>
              <table:table-cell office:value-type="float" office:value="2.106">
                <text:p>2.10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950">
                <text:p>155950</text:p>
              </table:table-cell>
              <table:table-cell office:value-type="float" office:value="2.441366366">
                <text:p>2.441366366</text:p>
              </table:table-cell>
              <table:table-cell office:value-type="float" office:value="3.985432825">
                <text:p>3.985432825</text:p>
              </table:table-cell>
              <table:table-cell office:value-type="float" office:value="0.374597781">
                <text:p>0.374597781</text:p>
              </table:table-cell>
              <table:table-cell office:value-type="float" office:value="0.349">
                <text:p>0.349</text:p>
              </table:table-cell>
              <table:table-cell office:value-type="float" office:value="0.021">
                <text:p>0.021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92403">
                <text:p>10992403</text:p>
              </table:table-cell>
              <table:table-cell office:value-type="float" office:value="2.38520584">
                <text:p>2.38520584</text:p>
              </table:table-cell>
              <table:table-cell office:value-type="float" office:value="4.015843053">
                <text:p>4.015843053</text:p>
              </table:table-cell>
              <table:table-cell office:value-type="float" office:value="0.646214239">
                <text:p>0.646214239</text:p>
              </table:table-cell>
              <table:table-cell office:value-type="float" office:value="20.835">
                <text:p>20.835</text:p>
              </table:table-cell>
              <table:table-cell office:value-type="float" office:value="1.159">
                <text:p>1.15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93616">
                <text:p>7893616</text:p>
              </table:table-cell>
              <table:table-cell office:value-type="float" office:value="2.22821989">
                <text:p>2.22821989</text:p>
              </table:table-cell>
              <table:table-cell office:value-type="float" office:value="3.788064241">
                <text:p>3.788064241</text:p>
              </table:table-cell>
              <table:table-cell office:value-type="float" office:value="0.499097227">
                <text:p>0.499097227</text:p>
              </table:table-cell>
              <table:table-cell office:value-type="float" office:value="16.528">
                <text:p>16.528</text:p>
              </table:table-cell>
              <table:table-cell office:value-type="float" office:value="0.522">
                <text:p>0.52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67787">
                <text:p>9467787</text:p>
              </table:table-cell>
              <table:table-cell office:value-type="float" office:value="2.417504798">
                <text:p>2.417504798</text:p>
              </table:table-cell>
              <table:table-cell office:value-type="float" office:value="4.075597663">
                <text:p>4.075597663</text:p>
              </table:table-cell>
              <table:table-cell office:value-type="float" office:value="0.601779721">
                <text:p>0.601779721</text:p>
              </table:table-cell>
              <table:table-cell office:value-type="float" office:value="21.072">
                <text:p>21.072</text:p>
              </table:table-cell>
              <table:table-cell office:value-type="float" office:value="2.821">
                <text:p>2.82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28325">
                <text:p>6928325</text:p>
              </table:table-cell>
              <table:table-cell office:value-type="float" office:value="3.043267808">
                <text:p>3.043267808</text:p>
              </table:table-cell>
              <table:table-cell office:value-type="float" office:value="4.711699806">
                <text:p>4.711699806</text:p>
              </table:table-cell>
              <table:table-cell office:value-type="float" office:value="0.884997347">
                <text:p>0.884997347</text:p>
              </table:table-cell>
              <table:table-cell office:value-type="float" office:value="13.272">
                <text:p>13.272</text:p>
              </table:table-cell>
              <table:table-cell office:value-type="float" office:value="0.497">
                <text:p>0.49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24973">
                <text:p>8524973</text:p>
              </table:table-cell>
              <table:table-cell office:value-type="float" office:value="2.376649754">
                <text:p>2.376649754</text:p>
              </table:table-cell>
              <table:table-cell office:value-type="float" office:value="3.876379858">
                <text:p>3.876379858</text:p>
              </table:table-cell>
              <table:table-cell office:value-type="float" office:value="0.58179678">
                <text:p>0.58179678</text:p>
              </table:table-cell>
              <table:table-cell office:value-type="float" office:value="18.093">
                <text:p>18.093</text:p>
              </table:table-cell>
              <table:table-cell office:value-type="float" office:value="1.047">
                <text:p>1.04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41991">
                <text:p>4341991</text:p>
              </table:table-cell>
              <table:table-cell office:value-type="float" office:value="2.726910777">
                <text:p>2.726910777</text:p>
              </table:table-cell>
              <table:table-cell office:value-type="float" office:value="4.424937114">
                <text:p>4.424937114</text:p>
              </table:table-cell>
              <table:table-cell office:value-type="float" office:value="0.759767356">
                <text:p>0.759767356</text:p>
              </table:table-cell>
              <table:table-cell office:value-type="float" office:value="10.15">
                <text:p>10.15</text:p>
              </table:table-cell>
              <table:table-cell office:value-type="float" office:value="0.923">
                <text:p>0.92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06992">
                <text:p>5906992</text:p>
              </table:table-cell>
              <table:table-cell office:value-type="float" office:value="2.977019269">
                <text:p>2.977019269</text:p>
              </table:table-cell>
              <table:table-cell office:value-type="float" office:value="4.655027528">
                <text:p>4.655027528</text:p>
              </table:table-cell>
              <table:table-cell office:value-type="float" office:value="0.870460859">
                <text:p>0.870460859</text:p>
              </table:table-cell>
              <table:table-cell office:value-type="float" office:value="11.38">
                <text:p>11.38</text:p>
              </table:table-cell>
              <table:table-cell office:value-type="float" office:value="0.444">
                <text:p>0.44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